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Console" svg:font-family="&quot;Lucida Conso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cell-protect="protected"/>
    </style:style>
    <style:style style:name="ce3" style:family="table-cell" style:parent-style-name="Default" style:data-style-name="N0">
      <style:table-cell-properties fo:background-color="#FFFF00" style:cell-protect="protecte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01A48D" style:cell-protect="protected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01A48D" style:cell-protect="protected" style:repeat-content="false"/>
      <style:paragraph-properties fo:text-align="start" fo:margin-left="0cm"/>
      <style:text-properties fo:color="#FFFFFF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01A48D" style:cell-protect="protected" style:repeat-content="false"/>
      <style:paragraph-properties fo:text-align="start" fo:margin-left="0cm"/>
      <style:text-properties fo:color="#FFFFFF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-top="thin solid #A9D08E" fo:border-bottom="none" fo:border-left="thin solid #A9D08E" fo:border-right="none" style:vertical-align="automatic" fo:background-color="#C6E0B4" style:cell-protect="protected"/>
    </style:style>
    <style:style style:name="ce9" style:family="table-cell" style:parent-style-name="Default" style:data-style-name="N0">
      <style:table-cell-properties fo:border-top="thin solid #A9D08E" fo:border-bottom="none" fo:border-left="none" fo:border-right="none" style:vertical-align="automatic" fo:background-color="#C6E0B4" style:cell-protect="protected"/>
    </style:style>
    <style:style style:name="ce10" style:family="table-cell" style:parent-style-name="Default" style:data-style-name="N0">
      <style:table-cell-properties fo:border-top="thin solid #A9D08E" fo:border-bottom="none" fo:border-left="none" fo:border-right="none" fo:background-color="#C6E0B4" style:cell-protect="protected"/>
    </style:style>
    <style:style style:name="ce11" style:family="table-cell" style:parent-style-name="Default" style:data-style-name="N0">
      <style:table-cell-properties fo:border-top="thin solid #A9D08E" fo:border-bottom="none" fo:border-left="none" fo:border-right="thin solid #A9D08E" fo:background-color="#C6E0B4" style:cell-protect="protected"/>
    </style:style>
    <style:style style:name="ce12" style:family="table-cell" style:parent-style-name="Default" style:data-style-name="N0">
      <style:table-cell-properties fo:border-top="none" fo:border-bottom="none" fo:border-left="thin solid #A9D08E" fo:border-right="none" style:vertical-align="automatic" fo:background-color="#C6E0B4" style:cell-protect="protected"/>
    </style:style>
    <style:style style:name="ce13" style:family="table-cell" style:parent-style-name="Default" style:data-style-name="N0">
      <style:table-cell-properties style:vertical-align="automatic" fo:background-color="#C6E0B4" style:cell-protect="protected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6E0B4" style:cell-protect="hidden-and-protected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C6E0B4" style:cell-protect="protected"/>
    </style:style>
    <style:style style:name="ce16" style:family="table-cell" style:parent-style-name="Default" style:data-style-name="N0">
      <style:table-cell-properties fo:border-top="none" fo:border-bottom="none" fo:border-left="none" fo:border-right="thin solid #A9D08E" fo:background-color="#C6E0B4" style:cell-protect="protected"/>
    </style:style>
    <style:style style:name="ce17" style:family="table-cell" style:parent-style-name="Default" style:data-style-name="N0">
      <style:table-cell-properties style:vertical-align="automatic" fo:background-color="#C6E0B4" style:cell-protect="protected"/>
    </style:style>
    <style:style style:name="ce18" style:family="table-cell" style:parent-style-name="Default" style:data-style-name="N0">
      <style:table-cell-properties fo:background-color="#C6E0B4" style:cell-protect="protecte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C6E0B4" style:cell-protect="hidden-and-protected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A9D08E" style:vertical-align="middle" fo:wrap-option="wrap" fo:background-color="#C6E0B4" style:cell-protect="protected"/>
    </style:style>
    <style:style style:name="ce21" style:family="table-cell" style:parent-style-name="Default" style:data-style-name="N0">
      <style:table-cell-properties fo:border-top="none" fo:border-bottom="thin solid #A9D08E" fo:border-left="thin solid #A9D08E" fo:border-right="none" style:vertical-align="automatic" fo:background-color="#C6E0B4" style:cell-protect="protected"/>
    </style:style>
    <style:style style:name="ce22" style:family="table-cell" style:parent-style-name="Default" style:data-style-name="N0">
      <style:table-cell-properties fo:border-top="none" fo:border-bottom="thin solid #A9D08E" fo:border-left="none" fo:border-right="none" fo:background-color="#C6E0B4" style:cell-protect="protected"/>
    </style:style>
    <style:style style:name="ce23" style:family="table-cell" style:parent-style-name="Default" style:data-style-name="N0">
      <style:table-cell-properties fo:border-top="none" fo:border-bottom="thin solid #A9D08E" fo:border-left="none" fo:border-right="none" style:vertical-align="automatic" fo:background-color="#C6E0B4" style:cell-protect="protected"/>
    </style:style>
    <style:style style:name="ce24" style:family="table-cell" style:parent-style-name="Default" style:data-style-name="N0">
      <style:table-cell-properties fo:border-top="none" fo:border-bottom="thin solid #A9D08E" fo:border-left="none" fo:border-right="thin solid #A9D08E" style:vertical-align="middle" fo:wrap-option="wrap" fo:background-color="#C6E0B4" style:cell-protect="protected"/>
    </style:style>
    <style:style style:name="ce25" style:family="table-cell" style:parent-style-name="Default" style:data-style-name="N0">
      <style:table-cell-properties style:vertical-align="top" fo:background-color="transparent" style:cell-protect="protected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 style:cell-protect="protected"/>
      <style:text-properties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 style:cell-protect="protected"/>
      <style:text-properties fo:font-size="12pt" style:font-size-asian="12pt" style:font-size-complex="12pt" fo:font-style="italic" style:font-style-asian="italic" style:font-style-complex="italic"/>
    </style:style>
    <style:style style:name="ce28" style:family="table-cell" style:parent-style-name="Default" style:data-style-name="N0">
      <style:table-cell-properties fo:border-top="thin solid #A9D08E" fo:border-bottom="none" fo:border-left="thin solid #A9D08E" fo:border-right="none" fo:background-color="#C6E0B4" style:cell-protect="protected"/>
    </style:style>
    <style:style style:name="ce29" style:family="table-cell" style:parent-style-name="Default" style:data-style-name="N0">
      <style:table-cell-properties fo:border-top="none" fo:border-bottom="none" fo:border-left="thin solid #A9D08E" fo:border-right="none" fo:background-color="#C6E0B4" style:cell-protect="protected"/>
    </style:style>
    <style:style style:name="ce30" style:family="table-cell" style:parent-style-name="Default" style:data-style-name="N0">
      <style:table-cell-properties fo:border-top="none" fo:border-bottom="thin solid #808080" fo:border-left="none" fo:border-right="none" style:vertical-align="automatic" fo:background-color="#C6E0B4" style:cell-protect="protected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808080" fo:border-left="none" fo:border-right="none" style:vertical-align="automatic" fo:background-color="#C6E0B4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808080" fo:border-left="none" fo:border-right="none" style:vertical-align="automatic" fo:background-color="#C6E0B4" style:cell-protect="protected"/>
    </style:style>
    <style:style style:name="ce33" style:family="table-cell" style:parent-style-name="Default" style:data-style-name="N0">
      <style:table-cell-properties fo:border-top="none" fo:border-bottom="thin solid #808080" fo:border-left="none" fo:border-right="none" style:vertical-align="automatic" fo:wrap-option="wrap" fo:background-color="#C6E0B4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wrap-option="wrap" fo:background-color="#C6E0B4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808080" fo:border-left="none" fo:border-right="none" style:vertical-align="automatic" fo:wrap-option="wrap" fo:background-color="#C6E0B4" style:cell-protect="protected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C6E0B4" style:cell-protect="protected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E2EFDA" style:cell-protect="protected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E2EFDA" style:cell-protect="protected"/>
    </style:style>
    <style:style style:name="ce39" style:family="table-cell" style:parent-style-name="Default" style:data-style-name="N0">
      <style:table-cell-properties style:vertical-align="middle" fo:background-color="#E2EFDA" style:cell-protect="protected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E2EFDA" style:cell-protect="protected"/>
    </style:style>
    <style:style style:name="ce41" style:family="table-cell" style:parent-style-name="Default" style:data-style-name="N0">
      <style:table-cell-properties fo:border-top="none" fo:border-bottom="none" fo:border-left="thin solid #A9D08E" fo:border-right="none" style:vertical-align="middle" fo:wrap-option="wrap" fo:background-color="#C6E0B4" style:cell-protect="protected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middle" fo:wrap-option="wrap" fo:background-color="#E2EFDA" style:cell-protect="hidden-and-protected" style:repeat-content="false"/>
      <style:paragraph-properties fo:text-align="start" fo:margin-left="0.353cm"/>
      <style:text-properties fo:font-size="10pt" style:font-size-asian="10pt" style:font-size-complex="10pt"/>
    </style:style>
    <style:style style:name="ce43" style:family="table-cell" style:parent-style-name="Default" style:data-style-name="N3">
      <style:table-cell-properties fo:border="2pt solid #E2EFDA" style:vertical-align="middle" fo:background-color="#FFFFFF" style:cell-protect="none"/>
    </style:style>
    <style:style style:name="ce44" style:family="table-cell" style:parent-style-name="Default" style:data-style-name="N0">
      <style:table-cell-properties style:vertical-align="top" fo:background-color="#E2EFDA" style:cell-protect="hidden-and-protected"/>
      <style:text-properties fo:color="#FF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="2pt solid #E2EFDA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top" fo:background-color="#E2EFDA" style:cell-protect="protected"/>
      <style:text-properties fo:color="#FF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="2pt solid #E2EFDA" style:vertical-align="top" fo:wrap-option="wrap" fo:background-color="#FFFFFF" style:cell-protect="none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transparent" style:cell-protect="protected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none" fo:border-left="thin solid #A9D08E" fo:border-right="none" fo:background-color="#C6E0B4" style:cell-protect="protected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fo:background-color="#E2EFDA" style:cell-protect="hidden-and-protected" style:repeat-content="false"/>
      <style:paragraph-properties fo:text-align="start" fo:margin-left="0cm"/>
      <style:text-properties fo:color="#00B050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#E2EFDA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style:vertical-align="automatic" fo:background-color="#E2EFDA" style:cell-protect="protected" style:repeat-content="false"/>
      <style:paragraph-properties fo:text-align="start" fo:margin-left="0cm"/>
      <style:text-properties fo:color="#00B050"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automatic" fo:background-color="#E2EFDA" style:cell-protect="protected" style:repeat-content="false"/>
      <style:paragraph-properties fo:text-align="start" fo:margin-left="0cm"/>
      <style:text-properties fo:color="#00B050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none" fo:border-right="thin solid #A9D08E" fo:background-color="#C6E0B4" style:cell-protect="protected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ackground-color="#FFFF00" style:cell-protect="protected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thin solid #A9D08E" fo:border-left="thin solid #A9D08E" fo:border-right="none" fo:background-color="#C6E0B4" style:cell-protect="protected"/>
    </style:style>
    <style:style style:name="ce57" style:family="table-cell" style:parent-style-name="Default" style:data-style-name="N0">
      <style:table-cell-properties fo:border-top="none" fo:border-bottom="thin solid #A9D08E" fo:border-left="none" fo:border-right="thin solid #A9D08E" fo:background-color="#C6E0B4" style:cell-protect="protected"/>
    </style:style>
    <style:style style:name="ce58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Lucida Console" style:font-name-asian="Lucida Console" style:font-name-complex="Lucida Console" fo:font-size="9pt" style:font-size-asian="9pt" style:font-size-complex="9pt" style:font-family-generic="modern"/>
    </style:style>
    <style:style style:name="ce59" style:family="table-cell" style:parent-style-name="Default" style:data-style-name="N0">
      <style:table-cell-properties fo:border-top="thick solid #0070C0" fo:border-bottom="none" fo:border-left="thick solid #0070C0" fo:border-right="none" fo:background-color="transparent" style:cell-protect="protected"/>
    </style:style>
    <style:style style:name="ce60" style:family="table-cell" style:parent-style-name="Default" style:data-style-name="N0">
      <style:table-cell-properties fo:border-top="thick solid #0070C0" fo:border-bottom="none" fo:border-left="none" fo:border-right="none" fo:background-color="transparent" style:cell-protect="protected"/>
      <style:text-properties fo:color="#0070C0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ck solid #0070C0" fo:border-bottom="none" fo:border-left="none" fo:border-right="thick solid #0070C0" fo:background-color="transparent" style:cell-protect="protected"/>
    </style:style>
    <style:style style:name="ce62" style:family="table-cell" style:parent-style-name="Default" style:data-style-name="N0">
      <style:table-cell-properties fo:border-top="none" fo:border-bottom="none" fo:border-left="thick solid #0070C0" fo:border-right="none" fo:background-color="transparent" style:cell-protect="protected"/>
    </style:style>
    <style:style style:name="ce63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thick solid #0070C0" fo:background-color="transparent" style:cell-protect="protected"/>
    </style:style>
    <style:style style:name="ce65" style:family="table-cell" style:parent-style-name="Default" style:data-style-name="N0">
      <style:table-cell-properties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2pt solid #FFFFFF" style:vertical-align="automatic" fo:background-color="transparent" style:cell-protect="hidden-and-protected" style:repeat-content="false"/>
      <style:paragraph-properties fo:text-align="end" fo:margin-right="0cm"/>
      <style:text-properties fo:color="#FF0000"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e67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68" style:family="table-cell" style:parent-style-name="Default" style:data-style-name="N0">
      <style:table-cell-properties fo:border="2pt solid #FFFFFF"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top="none" fo:border-bottom="thick solid #0070C0" fo:border-left="thick solid #0070C0" fo:border-right="none" fo:background-color="transparent" style:cell-protect="protected"/>
    </style:style>
    <style:style style:name="ce71" style:family="table-cell" style:parent-style-name="Default" style:data-style-name="N0">
      <style:table-cell-properties fo:border-top="none" fo:border-bottom="thick solid #0070C0" fo:border-left="none" fo:border-right="none" fo:background-color="transparent" style:cell-protect="protected"/>
    </style:style>
    <style:style style:name="ce72" style:family="table-cell" style:parent-style-name="Default" style:data-style-name="N0">
      <style:table-cell-properties fo:border-top="none" fo:border-bottom="thick solid #0070C0" fo:border-left="none" fo:border-right="thick solid #0070C0" fo:background-color="transparent" style:cell-protect="protected"/>
    </style:style>
    <style:style style:name="ce73" style:family="table-cell" style:parent-style-name="Default" style:data-style-name="N0">
      <style:table-cell-properties fo:border="2pt solid #C6E0B4" fo:background-color="transparent"/>
    </style:style>
    <style:style style:name="ce74" style:family="table-cell" style:parent-style-name="Default" style:data-style-name="N0">
      <style:table-cell-properties fo:border="2pt solid #C6E0B4" fo:background-color="#FFFFFF"/>
    </style:style>
    <style:style style:name="ce75" style:family="table-cell" style:parent-style-name="Default" style:data-style-name="N0">
      <style:table-cell-properties fo:border-top="none" fo:border-bottom="thin solid #A9D08E" fo:border-left="none" fo:border-right="none" style:vertical-align="middle" fo:wrap-option="wrap" fo:background-color="#C6E0B4" style:cell-protect="protected" style:repeat-content="false"/>
      <style:paragraph-properties fo:text-align="end" fo:margin-right="0cm"/>
      <style:text-properties style:text-underline-style="solid" style:text-underline-type="single"/>
    </style:style>
    <style:style style:name="ce76" style:family="table-cell" style:parent-style-name="Default" style:data-style-name="N0">
      <style:table-cell-properties fo:border="thin double #FF0000" style:vertical-align="middle" fo:wrap-option="wrap" fo:background-color="transparent" style:cell-protect="hidden-and-protected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BFBFBF" style:vertical-align="middle" fo:wrap-option="wrap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BFBFBF" style:vertical-align="middle" fo:wrap-option="wrap" fo:background-color="transparent" style:cell-protect="protected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none" fo:border-bottom="thin solid #808080" fo:border-left="none" fo:border-right="none" style:vertical-align="automatic" fo:wrap-option="wrap" fo:background-color="#C6E0B4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2pt solid #F2F2F2" fo:border-left="none" fo:border-right="none" style:vertical-align="middle" fo:wrap-option="wrap" fo:background-color="#E2EFDA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="2pt solid #E2EFDA" fo:background-color="#FFFFFF"/>
    </style:style>
    <style:style style:name="ce82" style:family="table-cell" style:parent-style-name="Default" style:data-style-name="N0">
      <style:table-cell-properties fo:border-top="2pt solid #F2F2F2" fo:border-bottom="2pt solid #F2F2F2" fo:border-left="none" fo:border-right="none" style:vertical-align="middle" fo:wrap-option="wrap" fo:background-color="#E2EFDA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70C0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6.53520833333333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0.3175cm"/>
    </style:style>
    <style:style style:name="co8" style:family="table-column">
      <style:table-column-properties fo:break-before="auto" style:column-width="2.59291666666667cm" style:use-optimal-column-width="true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3.942291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8.51958333333333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9.6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4.9pt" style:use-optimal-row-height="false" fo:break-before="auto"/>
    </style:style>
    <style:style style:name="ro8" style:family="table-row">
      <style:table-row-properties style:row-height="17.65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56.25pt" style:use-optimal-row-height="tru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12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="2pt solid #C6E0B4" fo:background-color="transparent"/>
      <style:map style:condition="of:is-true-formula([.$AB$5]=0)" style:apply-style-name="cf2" style:base-cell-address="CH_Support_Imp_Stat.E5"/>
    </style:style>
    <style:style style:name="ce85" style:family="table-cell" style:parent-style-name="Default" style:data-style-name="N0">
      <style:table-cell-properties fo:border="2pt solid #C6E0B4" fo:background-color="#FFFFFF"/>
      <style:map style:condition="of:is-true-formula([.$AC5]=0)" style:apply-style-name="cf2" style:base-cell-address="CH_Support_Imp_Stat.R5"/>
    </style:style>
    <style:style style:name="ce86" style:family="table-cell" style:parent-style-name="Default" style:data-style-name="N0">
      <style:table-cell-properties fo:border="2pt solid #C6E0B4" fo:background-color="#FFFFFF"/>
      <style:map style:condition="of:is-true-formula([.$AC6]=0)" style:apply-style-name="cf2" style:base-cell-address="CH_Support_Imp_Stat.R6"/>
    </style:style>
    <style:style style:name="ce87" style:family="table-cell" style:parent-style-name="Default" style:data-style-name="N0">
      <style:table-cell-properties fo:border="2pt solid #C6E0B4" fo:background-color="transparent"/>
      <style:map style:condition="of:is-true-formula([.$AB7]=0)" style:apply-style-name="cf2" style:base-cell-address="CH_Support_Imp_Stat.F7"/>
    </style:style>
    <style:style style:name="ce88" style:family="table-cell" style:parent-style-name="Default" style:data-style-name="N0">
      <style:table-cell-properties fo:border="thin double #FF0000" style:vertical-align="middle" fo:wrap-option="wrap" fo:background-color="transparent" style:cell-protect="hidden-and-protected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  <style:map style:condition="of:is-true-formula([.$AA$65]=[.$Z$65])" style:apply-style-name="cf32" style:base-cell-address="CH_Support_Imp_Stat.C10"/>
    </style:style>
    <style:style style:name="ce89" style:family="table-cell" style:parent-style-name="Default" style:data-style-name="N0">
      <style:table-cell-properties fo:border="2pt solid #E2EFDA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  <style:map style:condition="of:is-true-formula([.$Z20]=0)" style:apply-style-name="cf2" style:base-cell-address="CH_Support_Imp_Stat.L20"/>
    </style:style>
    <style:style style:name="ce90" style:family="table-cell" style:parent-style-name="Default" style:data-style-name="N3">
      <style:table-cell-properties fo:border="2pt solid #E2EFDA" style:vertical-align="middle" fo:background-color="#FFFFFF" style:cell-protect="none"/>
      <style:map style:condition="of:is-true-formula([.$Y20]=0)" style:apply-style-name="cf2" style:base-cell-address="CH_Support_Imp_Stat.I20"/>
    </style:style>
    <style:style style:name="ce91" style:family="table-cell" style:parent-style-name="Default" style:data-style-name="N3">
      <style:table-cell-properties fo:border="2pt solid #E2EFDA" style:vertical-align="middle" fo:background-color="#FFFFFF" style:cell-protect="none"/>
      <style:map style:condition="of:is-true-formula([.$Y21]=0)" style:apply-style-name="cf2" style:base-cell-address="CH_Support_Imp_Stat.I21"/>
    </style:style>
    <style:style style:name="ce92" style:family="table-cell" style:parent-style-name="Default" style:data-style-name="N0">
      <style:table-cell-properties fo:border="2pt solid #E2EFDA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  <style:map style:condition="of:is-true-formula([.$Z21]=0)" style:apply-style-name="cf2" style:base-cell-address="CH_Support_Imp_Stat.L21"/>
    </style:style>
    <style:style style:name="ce93" style:family="table-cell" style:parent-style-name="Default" style:data-style-name="N0">
      <style:table-cell-properties fo:border="2pt solid #E2EFDA" fo:background-color="#FFFFFF"/>
      <style:map style:condition="of:is-true-formula([.$S20]=&quot;*&quot;)" style:apply-style-name="cf2" style:base-cell-address="CH_Support_Imp_Stat.O20"/>
    </style:style>
    <style:style style:name="ce94" style:family="table-cell" style:parent-style-name="Default" style:data-style-name="N0">
      <style:table-cell-properties style:vertical-align="automatic" fo:background-color="#E2EFDA" style:cell-protect="hidden-and-protected" style:repeat-content="false"/>
      <style:paragraph-properties fo:text-align="start" fo:margin-left="0cm"/>
      <style:text-properties fo:color="#00B050" fo:font-size="10pt" style:font-size-asian="10pt" style:font-size-complex="10pt" fo:font-weight="bold" style:font-weight-asian="bold" style:font-weight-complex="bold"/>
      <style:map style:condition="of:is-true-formula([.$AJ24]=1)" style:apply-style-name="cf34" style:base-cell-address="CH_Support_Imp_Stat.C24"/>
    </style:style>
    <style:style style:name="ce95" style:family="table-cell" style:parent-style-name="Default" style:data-style-name="N0">
      <style:table-cell-properties style:vertical-align="automatic" fo:background-color="#E2EFDA" style:cell-protect="protected" style:repeat-content="false"/>
      <style:paragraph-properties fo:text-align="start" fo:margin-left="0cm"/>
      <style:text-properties fo:font-size="10pt" style:font-size-asian="10pt" style:font-size-complex="10pt"/>
      <style:map style:condition="of:is-true-formula([.$AJ24]=1)" style:apply-style-name="cf34" style:base-cell-address="CH_Support_Imp_Stat.C24"/>
    </style:style>
    <style:style style:name="ce96" style:family="table-cell" style:parent-style-name="Default" style:data-style-name="N0">
      <style:table-cell-properties style:vertical-align="automatic" fo:background-color="#E2EFDA" style:cell-protect="protected" style:repeat-content="false"/>
      <style:paragraph-properties fo:text-align="start" fo:margin-left="0cm"/>
      <style:text-properties fo:color="#00B050" fo:font-size="10pt" style:font-size-asian="10pt" style:font-size-complex="10pt" fo:font-weight="bold" style:font-weight-asian="bold" style:font-weight-complex="bold"/>
      <style:map style:condition="of:is-true-formula([.$AJ24]=1)" style:apply-style-name="cf34" style:base-cell-address="CH_Support_Imp_Stat.C24"/>
    </style:style>
    <style:style style:name="ce97" style:family="table-cell" style:parent-style-name="Default" style:data-style-name="N0">
      <style:table-cell-properties fo:border="2pt solid #E2EFDA" fo:background-color="#FFFFFF"/>
      <style:map style:condition="of:is-true-formula([.$S21]=&quot;*&quot;)" style:apply-style-name="cf2" style:base-cell-address="CH_Support_Imp_Stat.O21"/>
    </style:style>
    <style:style style:name="ce98" style:family="table-cell" style:parent-style-name="Default" style:data-style-name="N0">
      <style:table-cell-properties fo:border="2pt solid #E2EFDA" fo:background-color="#FFFFFF"/>
      <style:map style:condition="of:is-true-formula([.$S28]=&quot;*&quot;)" style:apply-style-name="cf2" style:base-cell-address="CH_Support_Imp_Stat.O28"/>
    </style:style>
    <style:style style:name="ce99" style:family="table-cell" style:parent-style-name="Default" style:data-style-name="N0">
      <style:table-cell-properties fo:border="2pt solid #FFFFFF" style:vertical-align="automatic" fo:background-color="transparent" style:cell-protect="hidden-and-protected" style:repeat-content="false"/>
      <style:paragraph-properties fo:text-align="end" fo:margin-right="0cm"/>
      <style:text-properties fo:color="#FF0000" style:font-name="Lucida Console" style:font-name-asian="Lucida Console" style:font-name-complex="Lucida Console" fo:font-size="10pt" style:font-size-asian="10pt" style:font-size-complex="10pt" style:font-family-generic="modern"/>
      <style:map style:condition="of:is-true-formula([.$AA57]=[.Z57])" style:apply-style-name="cf33" style:base-cell-address="CH_Support_Imp_Stat.R57"/>
    </style:style>
    <style:style style:name="ce100" style:family="table-cell" style:parent-style-name="Default" style:data-style-name="N0">
      <style:table-cell-properties style:vertical-align="automatic" fo:background-color="#E2EFDA" style:cell-protect="protected" style:repeat-content="false"/>
      <style:paragraph-properties fo:text-align="start" fo:margin-left="0cm"/>
      <style:text-properties fo:color="#00B050" fo:font-size="10pt" style:font-size-asian="10pt" style:font-size-complex="10pt"/>
      <style:map style:condition="of:is-true-formula([.$AJ24]=1)" style:apply-style-name="cf34" style:base-cell-address="CH_Support_Imp_Stat.C24"/>
    </style:style>
    <style:style style:name="ce101" style:family="table-cell" style:parent-style-name="Default" style:data-style-name="N3">
      <style:table-cell-properties fo:border="2pt solid #E2EFDA" style:vertical-align="middle" fo:background-color="#FFFFFF" style:cell-protect="none"/>
      <style:map style:condition="of:is-true-formula([.$Y28]=0)" style:apply-style-name="cf2" style:base-cell-address="CH_Support_Imp_Stat.I28"/>
    </style:style>
    <style:style style:name="ce102" style:family="table-cell" style:parent-style-name="Default" style:data-style-name="N0">
      <style:table-cell-properties fo:border="2pt solid #E2EFDA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  <style:map style:condition="of:is-true-formula([.$Z28]=0)" style:apply-style-name="cf2" style:base-cell-address="CH_Support_Imp_Stat.L2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Z$67:.$Z$69])" table:base-cell-address="CH_Support_Imp_Stat.L20">
          <table:help-message table:display="true"/>
          <table:error-message table:display="true"/>
        </table:content-validation>
        <table:content-validation table:name="val2" table:condition="of:cell-content-is-in-list([.$AB$67:.$AB$218])" table:base-cell-address="CH_Support_Imp_Stat.E5">
          <table:help-message table:display="true"/>
          <table:error-message table:display="true"/>
        </table:content-validation>
        <table:content-validation table:name="val3" table:condition="of:is-true-formula([.$Y20]=1)" table:base-cell-address="CH_Support_Imp_Stat.I20">
          <table:help-message table:display="true">
            <text:p>Please enter the number of Care Homes in your local area, where the corresponding action or support is in place</text:p>
          </table:help-message>
          <table:error-message table:display="true">
            <text:p>Please provide an integer value no less thatn zero</text:p>
          </table:error-message>
        </table:content-validation>
        <table:content-validation table:name="val4" table:condition="of:is-true-formula([.AB7]=1)" table:base-cell-address="CH_Support_Imp_Stat.F7">
          <table:help-message table:display="true"/>
          <table:error-message table:display="true">
            <text:p>Please provide an integer value no less thatn zero</text:p>
          </table:error-message>
        </table:content-validation>
      </table:content-validations>
      <table:table table:name="CH_Support_Imp_St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7" table:number-columns-repeated="2" table:default-cell-style-name="ce2"/>
        <table:table-column table:style-name="co12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13" table:number-columns-repeated="12" table:default-cell-style-name="ce2" table:visibility="collapse"/>
        <table:table-column table:style-name="co3" table:default-cell-style-name="ce2" table:visibility="collapse"/>
        <table:table-column table:style-name="co13" table:number-columns-repeated="16347" table:default-cell-style-name="ce2" table:visibility="collapse"/>
        <table:table-row table:style-name="ro1">
          <table:table-cell/>
          <table:table-cell table:number-columns-repeated="23" table:style-name="ce2"/>
          <table:table-cell table:number-columns-repeated="12" table:style-name="ce3"/>
          <table:table-cell table:number-columns-repeated="16348"/>
        </table:table-row>
        <table:table-row table:style-name="ro2">
          <table:table-cell/>
          <table:table-cell office:value-type="string" table:style-name="ce4">
            <text:p>COVID19 Care Home Support &gt; Implementation Status</text:p>
          </table:table-cell>
          <table:table-cell table:number-columns-repeated="20" table:style-name="ce5"/>
          <table:table-cell table:style-name="ce6"/>
          <table:table-cell table:style-name="ce2"/>
          <table:table-cell table:number-columns-repeated="12" table:style-name="ce3"/>
          <table:table-cell table:number-columns-repeated="16348"/>
        </table:table-row>
        <table:table-row table:style-name="ro1">
          <table:table-cell table:style-name="ce7"/>
          <table:table-cell table:number-columns-repeated="23" table:style-name="ce7"/>
          <table:table-cell office:value-type="string" table:style-name="ce3">
            <text:p>Mandatory</text:p>
          </table:table-cell>
          <table:table-cell table:number-columns-repeated="11" table:style-name="ce3"/>
          <table:table-cell table:number-columns-repeated="16348" table:style-name="ce7"/>
        </table:table-row>
        <table:table-row table:style-name="ro3">
          <table:table-cell/>
          <table:table-cell table:style-name="ce8"/>
          <table:table-cell table:number-columns-repeated="4" table:style-name="ce9"/>
          <table:table-cell table:number-columns-repeated="16" table:style-name="ce10"/>
          <table:table-cell table:style-name="ce11"/>
          <table:table-cell table:style-name="ce2"/>
          <table:table-cell table:number-columns-repeated="6" table:style-name="ce3"/>
          <table:table-cell office:value-type="string" table:style-name="ce3">
            <text:p>Total</text:p>
          </table:table-cell>
          <table:table-cell office:value-type="string" table:style-name="ce3">
            <text:p>Complete</text:p>
          </table:table-cell>
          <table:table-cell office:value-type="string" table:style-name="ce3">
            <text:p>Focus #</text:p>
          </table:table-cell>
          <table:table-cell table:number-columns-repeated="3" table:style-name="ce3"/>
          <table:table-cell table:number-columns-repeated="16348"/>
        </table:table-row>
        <table:table-row table:style-name="ro4">
          <table:table-cell/>
          <table:table-cell table:style-name="ce12"/>
          <table:table-cell office:value-type="string" table:style-name="ce13">
            <text:p>Local Authority:</text:p>
          </table:table-cell>
          <table:table-cell table:style-name="ce13"/>
          <table:table-cell office:value-type="string" table:number-columns-spanned="4" table:number-rows-spanned="1" table:content-validation-name="val2" table:style-name="ce84">
            <text:p>&lt;Please select&gt;</text:p>
          </table:table-cell>
          <table:covered-table-cell table:number-columns-repeated="3"/>
          <table:table-cell office:value-type="string" office:string-value="*" table:formula="of:=IF([.AB5]=0;&quot;*&quot;;&quot;&quot;)" table:style-name="ce14">
            <text:p>*</text:p>
          </table:table-cell>
          <table:table-cell table:number-columns-repeated="7" table:style-name="ce15"/>
          <table:table-cell office:value-type="string" table:style-name="ce13">
            <text:p>Contact name:</text:p>
          </table:table-cell>
          <table:table-cell table:number-columns-spanned="4" table:number-rows-spanned="1" table:style-name="ce85"/>
          <table:covered-table-cell table:number-columns-repeated="3"/>
          <table:table-cell office:value-type="string" office:string-value="*" table:formula="of:=IF([.AC5]=0;&quot;*&quot;;&quot;&quot;)" table:style-name="ce14">
            <text:p>*</text:p>
          </table:table-cell>
          <table:table-cell table:style-name="ce16"/>
          <table:table-cell table:style-name="ce2"/>
          <table:table-cell table:number-columns-repeated="3" table:style-name="ce3"/>
          <table:table-cell office:value-type="float" office:value="0" table:formula="of:=IF(OR([.E5]=&quot;&quot;;[.E5]=[.AB$67]);0;1)" table:style-name="ce3">
            <text:p>0</text:p>
          </table:table-cell>
          <table:table-cell office:value-type="float" office:value="0" table:formula="of:=IF([.R5]=&quot;&quot;;0;1)" table:style-name="ce3">
            <text:p>0</text:p>
          </table:table-cell>
          <table:table-cell table:style-name="ce3"/>
          <table:table-cell office:value-type="float" office:value="2" table:formula="of:=COUNTA([.Y5:.AD5])" table:style-name="ce3">
            <text:p>2</text:p>
          </table:table-cell>
          <table:table-cell office:value-type="float" office:value="0" table:formula="of:=SUM([.Y5:.AD5])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LOOKUP(2;1/([.AG$5:.AG5]&lt;&gt;&quot;&quot;);[.AG$5:.AG5])" table:style-name="ce3">
            <text:p>0</text:p>
          </table:table-cell>
          <table:table-cell office:value-type="float" office:value="1" table:formula="of:=COUNTIF([.AH$5:.AH5];[.AH5])" table:style-name="ce3">
            <text:p>1</text:p>
          </table:table-cell>
          <table:table-cell table:style-name="ce3"/>
          <table:table-cell table:number-columns-repeated="16348"/>
        </table:table-row>
        <table:table-row table:style-name="ro5">
          <table:table-cell/>
          <table:table-cell table:style-name="ce12"/>
          <table:table-cell table:number-columns-repeated="2" table:style-name="ce13"/>
          <table:table-cell table:number-columns-repeated="2" table:style-name="ce17"/>
          <table:table-cell table:number-columns-repeated="10" table:style-name="ce15"/>
          <table:table-cell office:value-type="string" table:style-name="ce13">
            <text:p>E-mail:</text:p>
          </table:table-cell>
          <table:table-cell table:number-columns-spanned="4" table:number-rows-spanned="1" table:style-name="ce86"/>
          <table:covered-table-cell table:number-columns-repeated="3"/>
          <table:table-cell office:value-type="string" office:string-value="*" table:formula="of:=IF([.AC6]=0;&quot;*&quot;;&quot;&quot;)" table:style-name="ce14">
            <text:p>*</text:p>
          </table:table-cell>
          <table:table-cell table:style-name="ce16"/>
          <table:table-cell table:style-name="ce2"/>
          <table:table-cell table:number-columns-repeated="4" table:style-name="ce3"/>
          <table:table-cell office:value-type="float" office:value="0" table:formula="of:=IF([.R6]=&quot;&quot;;0;1)" table:style-name="ce3">
            <text:p>0</text:p>
          </table:table-cell>
          <table:table-cell table:style-name="ce3"/>
          <table:table-cell office:value-type="float" office:value="1" table:formula="of:=COUNTA([.Y6:.AD6])" table:style-name="ce3">
            <text:p>1</text:p>
          </table:table-cell>
          <table:table-cell office:value-type="float" office:value="0" table:formula="of:=SUM([.Y6:.AD6])" table:style-name="ce3">
            <text:p>0</text:p>
          </table:table-cell>
          <table:table-cell table:style-name="ce3"/>
          <table:table-cell office:value-type="float" office:value="0" table:formula="of:=LOOKUP(2;1/([.AG$5:.AG6]&lt;&gt;&quot;&quot;);[.AG$5:.AG6])" table:style-name="ce3">
            <text:p>0</text:p>
          </table:table-cell>
          <table:table-cell office:value-type="float" office:value="2" table:formula="of:=COUNTIF([.AH$5:.AH6];[.AH6])" table:style-name="ce3">
            <text:p>2</text:p>
          </table:table-cell>
          <table:table-cell table:style-name="ce3"/>
          <table:table-cell table:number-columns-repeated="16348"/>
        </table:table-row>
        <table:table-row table:style-name="ro6">
          <table:table-cell/>
          <table:table-cell table:style-name="ce12"/>
          <table:table-cell office:value-type="string" table:style-name="ce18">
            <text:p>Total number of CQC registered care homes in your area:</text:p>
          </table:table-cell>
          <table:table-cell table:number-columns-repeated="2" table:style-name="ce15"/>
          <table:table-cell table:number-columns-spanned="3" table:number-rows-spanned="1" table:content-validation-name="val4" table:style-name="ce87"/>
          <table:covered-table-cell table:number-columns-repeated="2"/>
          <table:table-cell office:value-type="string" office:string-value="*" table:formula="of:=IF([.AB7]=0;&quot;*&quot;;&quot;&quot;)" table:style-name="ce19">
            <text:p>*</text:p>
          </table:table-cell>
          <table:table-cell office:value-type="string" table:number-columns-spanned="13" table:number-rows-spanned="2" table:style-name="ce75">
            <text:p>Please submit local plans (covering letter and this template) to<text:s/><text:span text:style-name="T3">CareandReform2@communities.gov.uk<text:s/></text:span>by<text:span text:style-name="T3"><text:s/>29 May</text:span></text:p>
          </table:table-cell>
          <table:covered-table-cell table:number-columns-repeated="12"/>
          <table:table-cell table:style-name="ce20"/>
          <table:table-cell table:style-name="ce2"/>
          <table:table-cell table:number-columns-repeated="3" table:style-name="ce3"/>
          <table:table-cell office:value-type="float" office:value="0" table:formula="of:=IF([.F7]=&quot;&quot;;0;&#10;IF([.F7]&gt;=0;IF([.F7]=ROUND([.F7];0);1;0);&#10;0))" table:style-name="ce3">
            <text:p>0</text:p>
          </table:table-cell>
          <table:table-cell table:number-columns-repeated="2" table:style-name="ce3"/>
          <table:table-cell office:value-type="float" office:value="1" table:formula="of:=COUNTA([.Y7:.AD7])" table:style-name="ce3">
            <text:p>1</text:p>
          </table:table-cell>
          <table:table-cell office:value-type="float" office:value="0" table:formula="of:=SUM([.Y7:.AD7])" table:style-name="ce3">
            <text:p>0</text:p>
          </table:table-cell>
          <table:table-cell table:style-name="ce3"/>
          <table:table-cell office:value-type="float" office:value="0" table:formula="of:=LOOKUP(2;1/([.AG$5:.AG7]&lt;&gt;&quot;&quot;);[.AG$5:.AG7])" table:style-name="ce3">
            <text:p>0</text:p>
          </table:table-cell>
          <table:table-cell office:value-type="float" office:value="3" table:formula="of:=COUNTIF([.AH$5:.AH7];[.AH7])" table:style-name="ce3">
            <text:p>3</text:p>
          </table:table-cell>
          <table:table-cell table:style-name="ce3"/>
          <table:table-cell table:number-columns-repeated="16348"/>
        </table:table-row>
        <table:table-row table:style-name="ro1">
          <table:table-cell/>
          <table:table-cell table:style-name="ce21"/>
          <table:table-cell table:number-columns-repeated="3" table:style-name="ce22"/>
          <table:table-cell table:style-name="ce23"/>
          <table:table-cell table:number-columns-repeated="3" table:style-name="ce22"/>
          <table:covered-table-cell/>
          <table:covered-table-cell table:number-columns-repeated="12"/>
          <table:table-cell table:style-name="ce24"/>
          <table:table-cell table:style-name="ce2"/>
          <table:table-cell table:number-columns-repeated="12" table:style-name="ce3"/>
          <table:table-cell table:number-columns-repeated="16348"/>
        </table:table-row>
        <table:table-row table:style-name="ro7">
          <table:table-cell/>
          <table:table-cell table:number-columns-repeated="23" table:style-name="ce2"/>
          <table:table-cell table:number-columns-repeated="12" table:style-name="ce3"/>
          <table:table-cell table:number-columns-repeated="16348"/>
        </table:table-row>
        <table:table-row table:style-name="ro6">
          <table:table-cell/>
          <table:table-cell table:style-name="ce2"/>
          <table:table-cell office:value-type="string" office:string-value="This sheet is currently incomplete. Please complete all fields in yellow and marked with an asterisk (*) before submitting." table:formula="of:=IF([.AA65]=[.Z65];&quot;Complete&quot;;&quot;This sheet is currently incomplete. Please complete all fields in yellow and marked with an asterisk (*) before submitting.&quot;)" table:number-columns-spanned="20" table:number-rows-spanned="1" table:style-name="ce88">
            <text:p>This sheet is currently incomplete. Please complete all fields in yellow and marked with an asterisk (*) before submitting.</text:p>
          </table:table-cell>
          <table:covered-table-cell table:number-columns-repeated="19"/>
          <table:table-cell table:style-name="ce7"/>
          <table:table-cell table:style-name="ce2"/>
          <table:table-cell table:number-columns-repeated="12" table:style-name="ce3"/>
          <table:table-cell table:number-columns-repeated="16348"/>
        </table:table-row>
        <table:table-row table:style-name="ro7">
          <table:table-cell/>
          <table:table-cell table:number-columns-repeated="23" table:style-name="ce2"/>
          <table:table-cell table:number-columns-repeated="12" table:style-name="ce3"/>
          <table:table-cell table:number-columns-repeated="16348"/>
        </table:table-row>
        <table:table-row table:style-name="ro6" table:visibility="collapse">
          <table:table-cell/>
          <table:table-cell table:style-name="ce2"/>
          <table:table-cell office:value-type="string" table:style-name="ce25">
            <text:p><text:span text:style-name="T5">*<text:s/></text:span>Guideline for the field "Number of Care Homes"</text:p>
          </table:table-cell>
          <table:table-cell table:style-name="ce26"/>
          <table:table-cell table:number-columns-repeated="20" table:style-name="ce2"/>
          <table:table-cell table:number-columns-repeated="12" table:style-name="ce3"/>
          <table:table-cell table:number-columns-repeated="16348"/>
        </table:table-row>
        <table:table-row table:style-name="ro8" table:visibility="collapse">
          <table:table-cell/>
          <table:table-cell table:style-name="ce2"/>
          <table:table-cell office:value-type="string" table:number-columns-spanned="2" table:number-rows-spanned="2" table:style-name="ce77">
            <text:p>Number of Care Homes</text:p>
          </table:table-cell>
          <table:covered-table-cell/>
          <table:table-cell office:value-type="string" table:number-columns-spanned="11" table:number-rows-spanned="2" table:style-name="ce78">
            <text:p>Please enter the number of Care Homes in your local area, where the corresponding action or support is in place</text:p>
          </table:table-cell>
          <table:covered-table-cell table:number-columns-repeated="10"/>
          <table:table-cell table:number-columns-repeated="9" table:style-name="ce2"/>
          <table:table-cell table:number-columns-repeated="12" table:style-name="ce3"/>
          <table:table-cell table:number-columns-repeated="16348"/>
        </table:table-row>
        <table:table-row table:style-name="ro8" table:visibility="collapse">
          <table:table-cell/>
          <table:table-cell table:style-name="ce2"/>
          <table:covered-table-cell/>
          <table:covered-table-cell/>
          <table:covered-table-cell/>
          <table:covered-table-cell table:number-columns-repeated="10"/>
          <table:table-cell table:number-columns-repeated="9" table:style-name="ce2"/>
          <table:table-cell table:number-columns-repeated="12" table:style-name="ce3"/>
          <table:table-cell table:number-columns-repeated="16348"/>
        </table:table-row>
        <table:table-row table:style-name="ro9">
          <table:table-cell/>
          <table:table-cell table:number-columns-repeated="7" table:style-name="ce2"/>
          <table:table-cell office:value-type="string" table:style-name="ce27">
            <text:p>*Please enter the number of registered Care Homes in your local area, where the corresponding action or support is in place</text:p>
          </table:table-cell>
          <table:table-cell table:number-columns-repeated="15" table:style-name="ce2"/>
          <table:table-cell table:number-columns-repeated="12" table:style-name="ce3"/>
          <table:table-cell table:number-columns-repeated="16348"/>
        </table:table-row>
        <table:table-row table:style-name="ro7">
          <table:table-cell/>
          <table:table-cell table:style-name="ce28"/>
          <table:table-cell table:number-columns-repeated="20" table:style-name="ce10"/>
          <table:table-cell table:style-name="ce11"/>
          <table:table-cell table:style-name="ce2"/>
          <table:table-cell table:number-columns-repeated="12" table:style-name="ce3"/>
          <table:table-cell table:number-columns-repeated="16348"/>
        </table:table-row>
        <table:table-row table:style-name="ro10">
          <table:table-cell table:style-name="ce2"/>
          <table:table-cell table:style-name="ce29"/>
          <table:table-cell office:value-type="string" table:style-name="ce30">
            <text:p>Key COVID19 Support Actions for Care Homes</text:p>
          </table:table-cell>
          <table:table-cell table:style-name="ce31"/>
          <table:table-cell table:number-columns-repeated="3" table:style-name="ce32"/>
          <table:table-cell table:style-name="ce15"/>
          <table:table-cell office:value-type="string" table:style-name="ce33">
            <text:p>*Number of Care Homes</text:p>
            <text:p><text:span text:style-name="T6">(Please see note above)</text:span></text:p>
          </table:table-cell>
          <table:table-cell table:number-columns-repeated="2" table:style-name="ce15"/>
          <table:table-cell office:value-type="string" table:number-columns-spanned="7" table:number-rows-spanned="1" table:style-name="ce79">
            <text:p>Would additional support be helpful to progress implementation further?<text:span text:style-name="T1"><text:s/>(Yes/No)</text:span><text:span text:style-name="T1"/></text:p>
            <text:p><text:span text:style-name="T7">If Yes, please offer a brief description of the type of support that would be helpful</text:span></text:p>
          </table:table-cell>
          <table:covered-table-cell table:number-columns-repeated="6"/>
          <table:table-cell table:style-name="ce34"/>
          <table:table-cell table:style-name="ce17"/>
          <table:table-cell office:value-type="string" table:style-name="ce35">
            <text:p>Please indicate any issues that you would like to highlight<text:s/><text:span text:style-name="T1">(optional)</text:span></text:p>
          </table:table-cell>
          <table:table-cell table:style-name="ce17"/>
          <table:table-cell table:style-name="ce16"/>
          <table:table-cell table:style-name="ce2"/>
          <table:table-cell table:number-columns-repeated="12" table:style-name="ce3"/>
          <table:table-cell table:number-columns-repeated="16348" table:style-name="ce2"/>
        </table:table-row>
        <table:table-row table:style-name="ro1">
          <table:table-cell table:style-name="ce2"/>
          <table:table-cell table:style-name="ce29"/>
          <table:table-cell table:number-columns-repeated="5" table:style-name="ce36"/>
          <table:table-cell table:style-name="ce15"/>
          <table:table-cell table:style-name="ce36"/>
          <table:table-cell table:style-name="ce17"/>
          <table:table-cell table:style-name="ce15"/>
          <table:table-cell table:number-columns-repeated="3" table:style-name="ce36"/>
          <table:table-cell table:number-columns-repeated="8" table:style-name="ce15"/>
          <table:table-cell table:style-name="ce16"/>
          <table:table-cell table:style-name="ce2"/>
          <table:table-cell table:number-columns-repeated="12" table:style-name="ce3"/>
          <table:table-cell table:number-columns-repeated="16348" table:style-name="ce2"/>
        </table:table-row>
        <table:table-row table:style-name="ro5">
          <table:table-cell table:style-name="ce2"/>
          <table:table-cell table:style-name="ce29"/>
          <table:table-cell office:value-type="string" table:style-name="ce37">
            <text:p>Focus 1: Infection prevention and control measures</text:p>
          </table:table-cell>
          <table:table-cell table:number-columns-repeated="4" table:style-name="ce37"/>
          <table:table-cell table:style-name="ce38"/>
          <table:table-cell table:style-name="ce39"/>
          <table:table-cell table:style-name="ce40"/>
          <table:table-cell table:style-name="ce38"/>
          <table:table-cell table:number-columns-repeated="3" table:style-name="ce39"/>
          <table:table-cell table:number-columns-repeated="8" table:style-name="ce38"/>
          <table:table-cell table:style-name="ce16"/>
          <table:table-cell table:style-name="ce2"/>
          <table:table-cell table:number-columns-repeated="12" table:style-name="ce3"/>
          <table:table-cell table:number-columns-repeated="16348" table:style-name="ce2"/>
        </table:table-row>
        <table:table-row table:style-name="ro11">
          <table:table-cell table:style-name="ce2"/>
          <table:table-cell table:style-name="ce41"/>
          <table:table-cell office:value-type="string" office:string-value="1.1)" table:formula="of:=[.AH20]+[.AI20]/10&amp;&quot;)&quot;" table:style-name="ce42">
            <text:p>1.1)</text:p>
          </table:table-cell>
          <table:table-cell office:value-type="string" table:number-columns-spanned="4" table:number-rows-spanned="1" table:style-name="ce80">
            <text:p>Ability to isolate residents within their own care homes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20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20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20]=[.Z$68];IF([.O20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20]=&quot;&quot;;0;&#10;IF([.I20]&gt;=0;IF([.I20]=ROUND([.I20];0);1;0);&#10;0))" table:style-name="ce3">
            <text:p>0</text:p>
          </table:table-cell>
          <table:table-cell office:value-type="float" office:value="0" table:formula="of:=IF(OR([.L20]=&quot;&quot;;[.L20]=[.Z$67]);0;1)" table:style-name="ce3">
            <text:p>0</text:p>
          </table:table-cell>
          <table:table-cell office:value-type="float" office:value="0" table:formula="of:=IF([.Z20]=0;0;&#10;IF([.L20]=[.Z$68];IF([.O20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20:.AD20])" table:style-name="ce3">
            <text:p>3</text:p>
          </table:table-cell>
          <table:table-cell office:value-type="float" office:value="0" table:formula="of:=SUM([.Y20:.AD20])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formula="of:=LOOKUP(2;1/([.AG$5:.AG20]&lt;&gt;&quot;&quot;);[.AG$5:.AG20])" table:style-name="ce3">
            <text:p>1</text:p>
          </table:table-cell>
          <table:table-cell office:value-type="float" office:value="1" table:formula="of:=COUNTIF([.AH$5:.AH20];[.AH20])" table:style-name="ce3">
            <text:p>1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1.2)" table:formula="of:=[.AH21]+[.AI21]/10&amp;&quot;)&quot;" table:style-name="ce42">
            <text:p>1.2)</text:p>
          </table:table-cell>
          <table:table-cell office:value-type="string" table:number-columns-spanned="4" table:number-rows-spanned="1" table:style-name="ce82">
            <text:p>Actions to restrict staff movement between care homes</text:p>
          </table:table-cell>
          <table:covered-table-cell table:number-columns-repeated="3"/>
          <table:table-cell table:style-name="ce38"/>
          <table:table-cell table:content-validation-name="val3" table:style-name="ce91"/>
          <table:table-cell office:value-type="string" office:string-value="*" table:formula="of:=IF([.Y21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92">
            <text:p>&lt;Please select&gt;</text:p>
          </table:table-cell>
          <table:table-cell office:value-type="string" office:string-value="*" table:formula="of:=IF([.Z21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7"/>
          <table:covered-table-cell table:number-columns-repeated="3"/>
          <table:table-cell office:value-type="string" office:string-value="" table:formula="of:=IF([.L21]=[.Z$68];IF([.O21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21]=&quot;&quot;;0;&#10;IF([.I21]&gt;=0;IF([.I21]=ROUND([.I21];0);1;0);&#10;0))" table:style-name="ce3">
            <text:p>0</text:p>
          </table:table-cell>
          <table:table-cell office:value-type="float" office:value="0" table:formula="of:=IF(OR([.L21]=&quot;&quot;;[.L21]=[.Z$67]);0;1)" table:style-name="ce3">
            <text:p>0</text:p>
          </table:table-cell>
          <table:table-cell office:value-type="float" office:value="0" table:formula="of:=IF([.Z21]=0;0;&#10;IF([.L21]=[.Z$68];IF([.O21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21:.AD21])" table:style-name="ce3">
            <text:p>3</text:p>
          </table:table-cell>
          <table:table-cell office:value-type="float" office:value="0" table:formula="of:=SUM([.Y21:.AD21])" table:style-name="ce3">
            <text:p>0</text:p>
          </table:table-cell>
          <table:table-cell table:style-name="ce3"/>
          <table:table-cell office:value-type="float" office:value="1" table:formula="of:=LOOKUP(2;1/([.AG$5:.AG21]&lt;&gt;&quot;&quot;);[.AG$5:.AG21])" table:style-name="ce3">
            <text:p>1</text:p>
          </table:table-cell>
          <table:table-cell office:value-type="float" office:value="2" table:formula="of:=COUNTIF([.AH$5:.AH21];[.AH21])" table:style-name="ce3">
            <text:p>2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1.3)" table:formula="of:=[.AH22]+[.AI22]/10&amp;&quot;)&quot;" table:style-name="ce42">
            <text:p>1.3)</text:p>
          </table:table-cell>
          <table:table-cell office:value-type="string" table:number-columns-spanned="4" table:number-rows-spanned="1" table:style-name="ce82">
            <text:p>Paying staff full wages while isolating following a positive test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22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22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22]=[.Z$68];IF([.O22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22]=&quot;&quot;;0;&#10;IF([.I22]&gt;=0;IF([.I22]=ROUND([.I22];0);1;0);&#10;0))" table:style-name="ce3">
            <text:p>0</text:p>
          </table:table-cell>
          <table:table-cell office:value-type="float" office:value="0" table:formula="of:=IF(OR([.L22]=&quot;&quot;;[.L22]=[.Z$67]);0;1)" table:style-name="ce3">
            <text:p>0</text:p>
          </table:table-cell>
          <table:table-cell office:value-type="float" office:value="0" table:formula="of:=IF([.Z22]=0;0;&#10;IF([.L22]=[.Z$68];IF([.O22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22:.AD22])" table:style-name="ce3">
            <text:p>3</text:p>
          </table:table-cell>
          <table:table-cell office:value-type="float" office:value="0" table:formula="of:=SUM([.Y22:.AD22])" table:style-name="ce3">
            <text:p>0</text:p>
          </table:table-cell>
          <table:table-cell table:style-name="ce3"/>
          <table:table-cell office:value-type="float" office:value="1" table:formula="of:=LOOKUP(2;1/([.AG$5:.AG22]&lt;&gt;&quot;&quot;);[.AG$5:.AG22])" table:style-name="ce3">
            <text:p>1</text:p>
          </table:table-cell>
          <table:table-cell office:value-type="float" office:value="3" table:formula="of:=COUNTIF([.AH$5:.AH22];[.AH22])" table:style-name="ce3">
            <text:p>3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7">
          <table:table-cell table:style-name="ce2"/>
          <table:table-cell table:style-name="ce29"/>
          <table:table-cell table:number-columns-repeated="20" table:style-name="ce38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2">
          <table:table-cell table:style-name="ce48"/>
          <table:table-cell table:style-name="ce49"/>
          <table:table-cell office:value-type="string" office:string-value="" table:formula="of:=IF([.AJ24]=1;&quot;Section complete&quot;;&quot;&quot;)" table:style-name="ce94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100"/>
          <table:table-cell table:style-name="ce96"/>
          <table:table-cell table:style-name="ce96"/>
          <table:table-cell table:style-name="ce96"/>
          <table:table-cell table:style-name="ce54"/>
          <table:table-cell table:style-name="ce48"/>
          <table:table-cell table:number-columns-repeated="11" table:style-name="ce55"/>
          <table:table-cell office:value-type="float" office:value="0" table:formula="of:=IF(INDEX([.$AA$57:.$AA$64];MATCH([.AG20];[.$Y$57:.$Y$64];0))=INDEX([.$Z$57:.$Z$64];MATCH([.AG20];[.$Y$57:.$Y$64];0));1;0)" table:style-name="ce55">
            <text:p>0</text:p>
          </table:table-cell>
          <table:table-cell table:number-columns-repeated="16348" table:style-name="ce48"/>
        </table:table-row>
        <table:table-row table:style-name="ro1">
          <table:table-cell table:style-name="ce2"/>
          <table:table-cell table:style-name="ce29"/>
          <table:table-cell table:number-columns-repeated="20" table:style-name="ce15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5">
          <table:table-cell table:style-name="ce2"/>
          <table:table-cell table:style-name="ce29"/>
          <table:table-cell office:value-type="string" table:style-name="ce37">
            <text:p>Focus 2: Testing<text:s/></text:p>
          </table:table-cell>
          <table:table-cell table:number-columns-repeated="4" table:style-name="ce37"/>
          <table:table-cell table:style-name="ce38"/>
          <table:table-cell table:style-name="ce39"/>
          <table:table-cell table:style-name="ce40"/>
          <table:table-cell table:style-name="ce38"/>
          <table:table-cell table:number-columns-repeated="3" table:style-name="ce39"/>
          <table:table-cell table:number-columns-repeated="8" table:style-name="ce38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2.1)" table:formula="of:=[.AH27]+[.AI27]/10&amp;&quot;)&quot;" table:style-name="ce42">
            <text:p>2.1)</text:p>
          </table:table-cell>
          <table:table-cell office:value-type="string" table:number-columns-spanned="4" table:number-rows-spanned="1" table:style-name="ce80">
            <text:p>Registration on the government’s testing portal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27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27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27]=[.Z$68];IF([.O27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27]=&quot;&quot;;0;&#10;IF([.I27]&gt;=0;IF([.I27]=ROUND([.I27];0);1;0);&#10;0))" table:style-name="ce3">
            <text:p>0</text:p>
          </table:table-cell>
          <table:table-cell office:value-type="float" office:value="0" table:formula="of:=IF(OR([.L27]=&quot;&quot;;[.L27]=[.Z$67]);0;1)" table:style-name="ce3">
            <text:p>0</text:p>
          </table:table-cell>
          <table:table-cell office:value-type="float" office:value="0" table:formula="of:=IF([.Z27]=0;0;&#10;IF([.L27]=[.Z$68];IF([.O27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27:.AD27])" table:style-name="ce3">
            <text:p>3</text:p>
          </table:table-cell>
          <table:table-cell office:value-type="float" office:value="0" table:formula="of:=SUM([.Y27:.AD27])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formula="of:=LOOKUP(2;1/([.AG$5:.AG27]&lt;&gt;&quot;&quot;);[.AG$5:.AG27])" table:style-name="ce3">
            <text:p>2</text:p>
          </table:table-cell>
          <table:table-cell office:value-type="float" office:value="1" table:formula="of:=COUNTIF([.AH$5:.AH27];[.AH27])" table:style-name="ce3">
            <text:p>1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2.2)" table:formula="of:=[.AH28]+[.AI28]/10&amp;&quot;)&quot;" table:style-name="ce42">
            <text:p>2.2)</text:p>
          </table:table-cell>
          <table:table-cell office:value-type="string" table:number-columns-spanned="4" table:number-rows-spanned="1" table:style-name="ce82">
            <text:p>Access to COVID 19 test kits for all residents and asymptomatic staff</text:p>
          </table:table-cell>
          <table:covered-table-cell table:number-columns-repeated="3"/>
          <table:table-cell table:style-name="ce38"/>
          <table:table-cell table:content-validation-name="val3" table:style-name="ce101"/>
          <table:table-cell office:value-type="string" office:string-value="*" table:formula="of:=IF([.Y28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102">
            <text:p>&lt;Please select&gt;</text:p>
          </table:table-cell>
          <table:table-cell office:value-type="string" office:string-value="*" table:formula="of:=IF([.Z28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8"/>
          <table:covered-table-cell table:number-columns-repeated="3"/>
          <table:table-cell office:value-type="string" office:string-value="" table:formula="of:=IF([.L28]=[.Z$68];IF([.O28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28]=&quot;&quot;;0;&#10;IF([.I28]&gt;=0;IF([.I28]=ROUND([.I28];0);1;0);&#10;0))" table:style-name="ce3">
            <text:p>0</text:p>
          </table:table-cell>
          <table:table-cell office:value-type="float" office:value="0" table:formula="of:=IF(OR([.L28]=&quot;&quot;;[.L28]=[.Z$67]);0;1)" table:style-name="ce3">
            <text:p>0</text:p>
          </table:table-cell>
          <table:table-cell office:value-type="float" office:value="0" table:formula="of:=IF([.Z28]=0;0;&#10;IF([.L28]=[.Z$68];IF([.O28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28:.AD28])" table:style-name="ce3">
            <text:p>3</text:p>
          </table:table-cell>
          <table:table-cell office:value-type="float" office:value="0" table:formula="of:=SUM([.Y28:.AD28])" table:style-name="ce3">
            <text:p>0</text:p>
          </table:table-cell>
          <table:table-cell table:style-name="ce3"/>
          <table:table-cell office:value-type="float" office:value="2" table:formula="of:=LOOKUP(2;1/([.AG$5:.AG28]&lt;&gt;&quot;&quot;);[.AG$5:.AG28])" table:style-name="ce3">
            <text:p>2</text:p>
          </table:table-cell>
          <table:table-cell office:value-type="float" office:value="2" table:formula="of:=COUNTIF([.AH$5:.AH28];[.AH28])" table:style-name="ce3">
            <text:p>2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2.3)" table:formula="of:=[.AH29]+[.AI29]/10&amp;&quot;)&quot;" table:style-name="ce42">
            <text:p>2.3)</text:p>
          </table:table-cell>
          <table:table-cell office:value-type="string" table:number-columns-spanned="4" table:number-rows-spanned="1" table:style-name="ce82">
            <text:p>Testing of all residents discharged from hospital to care homes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29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29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29]=[.Z$68];IF([.O29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29]=&quot;&quot;;0;&#10;IF([.I29]&gt;=0;IF([.I29]=ROUND([.I29];0);1;0);&#10;0))" table:style-name="ce3">
            <text:p>0</text:p>
          </table:table-cell>
          <table:table-cell office:value-type="float" office:value="0" table:formula="of:=IF(OR([.L29]=&quot;&quot;;[.L29]=[.Z$67]);0;1)" table:style-name="ce3">
            <text:p>0</text:p>
          </table:table-cell>
          <table:table-cell office:value-type="float" office:value="0" table:formula="of:=IF([.Z29]=0;0;&#10;IF([.L29]=[.Z$68];IF([.O29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29:.AD29])" table:style-name="ce3">
            <text:p>3</text:p>
          </table:table-cell>
          <table:table-cell office:value-type="float" office:value="0" table:formula="of:=SUM([.Y29:.AD29])" table:style-name="ce3">
            <text:p>0</text:p>
          </table:table-cell>
          <table:table-cell table:style-name="ce3"/>
          <table:table-cell office:value-type="float" office:value="2" table:formula="of:=LOOKUP(2;1/([.AG$5:.AG29]&lt;&gt;&quot;&quot;);[.AG$5:.AG29])" table:style-name="ce3">
            <text:p>2</text:p>
          </table:table-cell>
          <table:table-cell office:value-type="float" office:value="3" table:formula="of:=COUNTIF([.AH$5:.AH29];[.AH29])" table:style-name="ce3">
            <text:p>3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7">
          <table:table-cell table:style-name="ce2"/>
          <table:table-cell table:style-name="ce29"/>
          <table:table-cell table:number-columns-repeated="20" table:style-name="ce38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2">
          <table:table-cell table:style-name="ce48"/>
          <table:table-cell table:style-name="ce49"/>
          <table:table-cell office:value-type="string" office:string-value="" table:formula="of:=IF([.AJ31]=1;&quot;Section complete&quot;;&quot;&quot;)" table:style-name="ce94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6"/>
          <table:table-cell table:style-name="ce96"/>
          <table:table-cell table:style-name="ce96"/>
          <table:table-cell table:style-name="ce96"/>
          <table:table-cell table:style-name="ce54"/>
          <table:table-cell table:style-name="ce48"/>
          <table:table-cell table:number-columns-repeated="11" table:style-name="ce55"/>
          <table:table-cell office:value-type="float" office:value="0" table:formula="of:=IF(INDEX([.$AA$57:.$AA$64];MATCH([.AG27];[.$Y$57:.$Y$64];0))=INDEX([.$Z$57:.$Z$64];MATCH([.AG27];[.$Y$57:.$Y$64];0));1;0)" table:style-name="ce55">
            <text:p>0</text:p>
          </table:table-cell>
          <table:table-cell table:number-columns-repeated="16348" table:style-name="ce48"/>
        </table:table-row>
        <table:table-row table:style-name="ro1">
          <table:table-cell table:style-name="ce2"/>
          <table:table-cell table:style-name="ce29"/>
          <table:table-cell table:number-columns-repeated="20" table:style-name="ce15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5">
          <table:table-cell table:style-name="ce2"/>
          <table:table-cell table:style-name="ce29"/>
          <table:table-cell office:value-type="string" table:style-name="ce37">
            <text:p>Focus 3: Personal Protective Equipment (PPE) and Clinical Equipment</text:p>
          </table:table-cell>
          <table:table-cell table:number-columns-repeated="4" table:style-name="ce37"/>
          <table:table-cell table:style-name="ce38"/>
          <table:table-cell table:style-name="ce39"/>
          <table:table-cell table:style-name="ce40"/>
          <table:table-cell table:style-name="ce38"/>
          <table:table-cell table:number-columns-repeated="3" table:style-name="ce39"/>
          <table:table-cell table:number-columns-repeated="8" table:style-name="ce38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3.1)" table:formula="of:=[.AH34]+[.AI34]/10&amp;&quot;)&quot;" table:style-name="ce42">
            <text:p>3.1)</text:p>
          </table:table-cell>
          <table:table-cell office:value-type="string" table:number-columns-spanned="4" table:number-rows-spanned="1" table:style-name="ce80">
            <text:p>Access to sufficient PPE to meet needs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34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34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34]=[.Z$68];IF([.O34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34]=&quot;&quot;;0;&#10;IF([.I34]&gt;=0;IF([.I34]=ROUND([.I34];0);1;0);&#10;0))" table:style-name="ce3">
            <text:p>0</text:p>
          </table:table-cell>
          <table:table-cell office:value-type="float" office:value="0" table:formula="of:=IF(OR([.L34]=&quot;&quot;;[.L34]=[.Z$67]);0;1)" table:style-name="ce3">
            <text:p>0</text:p>
          </table:table-cell>
          <table:table-cell office:value-type="float" office:value="0" table:formula="of:=IF([.Z34]=0;0;&#10;IF([.L34]=[.Z$68];IF([.O34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34:.AD34])" table:style-name="ce3">
            <text:p>3</text:p>
          </table:table-cell>
          <table:table-cell office:value-type="float" office:value="0" table:formula="of:=SUM([.Y34:.AD34])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formula="of:=LOOKUP(2;1/([.AG$5:.AG34]&lt;&gt;&quot;&quot;);[.AG$5:.AG34])" table:style-name="ce3">
            <text:p>3</text:p>
          </table:table-cell>
          <table:table-cell office:value-type="float" office:value="1" table:formula="of:=COUNTIF([.AH$5:.AH34];[.AH34])" table:style-name="ce3">
            <text:p>1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3.2)" table:formula="of:=[.AH35]+[.AI35]/10&amp;&quot;)&quot;" table:style-name="ce42">
            <text:p>3.2)</text:p>
          </table:table-cell>
          <table:table-cell office:value-type="string" table:number-columns-spanned="4" table:number-rows-spanned="1" table:style-name="ce82">
            <text:p>Access to medical equipment needed for Covid19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35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35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35]=[.Z$68];IF([.O35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35]=&quot;&quot;;0;&#10;IF([.I35]&gt;=0;IF([.I35]=ROUND([.I35];0);1;0);&#10;0))" table:style-name="ce3">
            <text:p>0</text:p>
          </table:table-cell>
          <table:table-cell office:value-type="float" office:value="0" table:formula="of:=IF(OR([.L35]=&quot;&quot;;[.L35]=[.Z$67]);0;1)" table:style-name="ce3">
            <text:p>0</text:p>
          </table:table-cell>
          <table:table-cell office:value-type="float" office:value="0" table:formula="of:=IF([.Z35]=0;0;&#10;IF([.L35]=[.Z$68];IF([.O35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35:.AD35])" table:style-name="ce3">
            <text:p>3</text:p>
          </table:table-cell>
          <table:table-cell office:value-type="float" office:value="0" table:formula="of:=SUM([.Y35:.AD35])" table:style-name="ce3">
            <text:p>0</text:p>
          </table:table-cell>
          <table:table-cell table:style-name="ce3"/>
          <table:table-cell office:value-type="float" office:value="3" table:formula="of:=LOOKUP(2;1/([.AG$5:.AG35]&lt;&gt;&quot;&quot;);[.AG$5:.AG35])" table:style-name="ce3">
            <text:p>3</text:p>
          </table:table-cell>
          <table:table-cell office:value-type="float" office:value="2" table:formula="of:=COUNTIF([.AH$5:.AH35];[.AH35])" table:style-name="ce3">
            <text:p>2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7">
          <table:table-cell table:style-name="ce2"/>
          <table:table-cell table:style-name="ce29"/>
          <table:table-cell table:number-columns-repeated="20" table:style-name="ce38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2">
          <table:table-cell table:style-name="ce48"/>
          <table:table-cell table:style-name="ce49"/>
          <table:table-cell office:value-type="string" office:string-value="" table:formula="of:=IF([.AJ37]=1;&quot;Section complete&quot;;&quot;&quot;)" table:style-name="ce94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6"/>
          <table:table-cell table:style-name="ce96"/>
          <table:table-cell table:style-name="ce96"/>
          <table:table-cell table:style-name="ce96"/>
          <table:table-cell table:style-name="ce54"/>
          <table:table-cell table:style-name="ce48"/>
          <table:table-cell table:number-columns-repeated="11" table:style-name="ce55"/>
          <table:table-cell office:value-type="float" office:value="0" table:formula="of:=IF(INDEX([.$AA$57:.$AA$64];MATCH([.AG34];[.$Y$57:.$Y$64];0))=INDEX([.$Z$57:.$Z$64];MATCH([.AG34];[.$Y$57:.$Y$64];0));1;0)" table:style-name="ce55">
            <text:p>0</text:p>
          </table:table-cell>
          <table:table-cell table:number-columns-repeated="16348" table:style-name="ce48"/>
        </table:table-row>
        <table:table-row table:style-name="ro1">
          <table:table-cell table:style-name="ce2"/>
          <table:table-cell table:style-name="ce29"/>
          <table:table-cell table:number-columns-repeated="20" table:style-name="ce15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5">
          <table:table-cell table:style-name="ce2"/>
          <table:table-cell table:style-name="ce29"/>
          <table:table-cell office:value-type="string" table:style-name="ce37">
            <text:p>Focus 4: Workforce support</text:p>
          </table:table-cell>
          <table:table-cell table:number-columns-repeated="4" table:style-name="ce37"/>
          <table:table-cell table:style-name="ce38"/>
          <table:table-cell table:style-name="ce39"/>
          <table:table-cell table:style-name="ce40"/>
          <table:table-cell table:style-name="ce38"/>
          <table:table-cell table:number-columns-repeated="3" table:style-name="ce39"/>
          <table:table-cell table:number-columns-repeated="8" table:style-name="ce38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4.1)" table:formula="of:=[.AH40]+[.AI40]/10&amp;&quot;)&quot;" table:style-name="ce42">
            <text:p>4.1)</text:p>
          </table:table-cell>
          <table:table-cell office:value-type="string" table:number-columns-spanned="4" table:number-rows-spanned="1" table:style-name="ce80">
            <text:p>Access to training in the use of PPE from clinical or Public Health teams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40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40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40]=[.Z$68];IF([.O40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40]=&quot;&quot;;0;&#10;IF([.I40]&gt;=0;IF([.I40]=ROUND([.I40];0);1;0);&#10;0))" table:style-name="ce3">
            <text:p>0</text:p>
          </table:table-cell>
          <table:table-cell office:value-type="float" office:value="0" table:formula="of:=IF(OR([.L40]=&quot;&quot;;[.L40]=[.Z$67]);0;1)" table:style-name="ce3">
            <text:p>0</text:p>
          </table:table-cell>
          <table:table-cell office:value-type="float" office:value="0" table:formula="of:=IF([.Z40]=0;0;&#10;IF([.L40]=[.Z$68];IF([.O40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40:.AD40])" table:style-name="ce3">
            <text:p>3</text:p>
          </table:table-cell>
          <table:table-cell office:value-type="float" office:value="0" table:formula="of:=SUM([.Y40:.AD40])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formula="of:=LOOKUP(2;1/([.AG$5:.AG40]&lt;&gt;&quot;&quot;);[.AG$5:.AG40])" table:style-name="ce3">
            <text:p>4</text:p>
          </table:table-cell>
          <table:table-cell office:value-type="float" office:value="1" table:formula="of:=COUNTIF([.AH$5:.AH40];[.AH40])" table:style-name="ce3">
            <text:p>1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4.2)" table:formula="of:=[.AH41]+[.AI41]/10&amp;&quot;)&quot;" table:style-name="ce42">
            <text:p>4.2)</text:p>
          </table:table-cell>
          <table:table-cell office:value-type="string" table:number-columns-spanned="4" table:number-rows-spanned="1" table:style-name="ce82">
            <text:p>Access to training on use of key medical equipment needed for COVID19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41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41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41]=[.Z$68];IF([.O41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41]=&quot;&quot;;0;&#10;IF([.I41]&gt;=0;IF([.I41]=ROUND([.I41];0);1;0);&#10;0))" table:style-name="ce3">
            <text:p>0</text:p>
          </table:table-cell>
          <table:table-cell office:value-type="float" office:value="0" table:formula="of:=IF(OR([.L41]=&quot;&quot;;[.L41]=[.Z$67]);0;1)" table:style-name="ce3">
            <text:p>0</text:p>
          </table:table-cell>
          <table:table-cell office:value-type="float" office:value="0" table:formula="of:=IF([.Z41]=0;0;&#10;IF([.L41]=[.Z$68];IF([.O41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41:.AD41])" table:style-name="ce3">
            <text:p>3</text:p>
          </table:table-cell>
          <table:table-cell office:value-type="float" office:value="0" table:formula="of:=SUM([.Y41:.AD41])" table:style-name="ce3">
            <text:p>0</text:p>
          </table:table-cell>
          <table:table-cell table:style-name="ce3"/>
          <table:table-cell office:value-type="float" office:value="4" table:formula="of:=LOOKUP(2;1/([.AG$5:.AG41]&lt;&gt;&quot;&quot;);[.AG$5:.AG41])" table:style-name="ce3">
            <text:p>4</text:p>
          </table:table-cell>
          <table:table-cell office:value-type="float" office:value="2" table:formula="of:=COUNTIF([.AH$5:.AH41];[.AH41])" table:style-name="ce3">
            <text:p>2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4.3)" table:formula="of:=[.AH42]+[.AI42]/10&amp;&quot;)&quot;" table:style-name="ce42">
            <text:p>4.3)</text:p>
          </table:table-cell>
          <table:table-cell office:value-type="string" table:number-columns-spanned="4" table:number-rows-spanned="1" table:style-name="ce82">
            <text:p>Access to additional capacity including from locally coordinated returning healthcare professionals or volunteers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42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42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42]=[.Z$68];IF([.O42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42]=&quot;&quot;;0;&#10;IF([.I42]&gt;=0;IF([.I42]=ROUND([.I42];0);1;0);&#10;0))" table:style-name="ce3">
            <text:p>0</text:p>
          </table:table-cell>
          <table:table-cell office:value-type="float" office:value="0" table:formula="of:=IF(OR([.L42]=&quot;&quot;;[.L42]=[.Z$67]);0;1)" table:style-name="ce3">
            <text:p>0</text:p>
          </table:table-cell>
          <table:table-cell office:value-type="float" office:value="0" table:formula="of:=IF([.Z42]=0;0;&#10;IF([.L42]=[.Z$68];IF([.O42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42:.AD42])" table:style-name="ce3">
            <text:p>3</text:p>
          </table:table-cell>
          <table:table-cell office:value-type="float" office:value="0" table:formula="of:=SUM([.Y42:.AD42])" table:style-name="ce3">
            <text:p>0</text:p>
          </table:table-cell>
          <table:table-cell table:style-name="ce3"/>
          <table:table-cell office:value-type="float" office:value="4" table:formula="of:=LOOKUP(2;1/([.AG$5:.AG42]&lt;&gt;&quot;&quot;);[.AG$5:.AG42])" table:style-name="ce3">
            <text:p>4</text:p>
          </table:table-cell>
          <table:table-cell office:value-type="float" office:value="3" table:formula="of:=COUNTIF([.AH$5:.AH42];[.AH42])" table:style-name="ce3">
            <text:p>3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7">
          <table:table-cell table:style-name="ce2"/>
          <table:table-cell table:style-name="ce29"/>
          <table:table-cell table:number-columns-repeated="20" table:style-name="ce38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2">
          <table:table-cell table:style-name="ce48"/>
          <table:table-cell table:style-name="ce49"/>
          <table:table-cell office:value-type="string" office:string-value="" table:formula="of:=IF([.AJ44]=1;&quot;Section complete&quot;;&quot;&quot;)" table:style-name="ce94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6"/>
          <table:table-cell table:style-name="ce96"/>
          <table:table-cell table:style-name="ce96"/>
          <table:table-cell table:style-name="ce96"/>
          <table:table-cell table:style-name="ce54"/>
          <table:table-cell table:style-name="ce48"/>
          <table:table-cell table:number-columns-repeated="11" table:style-name="ce55"/>
          <table:table-cell office:value-type="float" office:value="0" table:formula="of:=IF(INDEX([.$AA$57:.$AA$64];MATCH([.AG40];[.$Y$57:.$Y$64];0))=INDEX([.$Z$57:.$Z$64];MATCH([.AG40];[.$Y$57:.$Y$64];0));1;0)" table:style-name="ce55">
            <text:p>0</text:p>
          </table:table-cell>
          <table:table-cell table:number-columns-repeated="16348" table:style-name="ce48"/>
        </table:table-row>
        <table:table-row table:style-name="ro1">
          <table:table-cell table:style-name="ce2"/>
          <table:table-cell table:style-name="ce29"/>
          <table:table-cell table:number-columns-repeated="20" table:style-name="ce15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5">
          <table:table-cell table:style-name="ce2"/>
          <table:table-cell table:style-name="ce29"/>
          <table:table-cell office:value-type="string" table:style-name="ce37">
            <text:p>Focus 5: Clinical support</text:p>
          </table:table-cell>
          <table:table-cell table:number-columns-repeated="4" table:style-name="ce37"/>
          <table:table-cell table:style-name="ce38"/>
          <table:table-cell table:style-name="ce39"/>
          <table:table-cell table:style-name="ce40"/>
          <table:table-cell table:style-name="ce38"/>
          <table:table-cell table:number-columns-repeated="3" table:style-name="ce39"/>
          <table:table-cell table:number-columns-repeated="8" table:style-name="ce38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5.1)" table:formula="of:=[.AH47]+[.AI47]/10&amp;&quot;)&quot;" table:style-name="ce42">
            <text:p>5.1)</text:p>
          </table:table-cell>
          <table:table-cell office:value-type="string" table:number-columns-spanned="4" table:number-rows-spanned="1" table:style-name="ce80">
            <text:p>Named Clinical Lead in place for support and guidance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47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47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47]=[.Z$68];IF([.O47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47]=&quot;&quot;;0;&#10;IF([.I47]&gt;=0;IF([.I47]=ROUND([.I47];0);1;0);&#10;0))" table:style-name="ce3">
            <text:p>0</text:p>
          </table:table-cell>
          <table:table-cell office:value-type="float" office:value="0" table:formula="of:=IF(OR([.L47]=&quot;&quot;;[.L47]=[.Z$67]);0;1)" table:style-name="ce3">
            <text:p>0</text:p>
          </table:table-cell>
          <table:table-cell office:value-type="float" office:value="0" table:formula="of:=IF([.Z47]=0;0;&#10;IF([.L47]=[.Z$68];IF([.O47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47:.AD47])" table:style-name="ce3">
            <text:p>3</text:p>
          </table:table-cell>
          <table:table-cell office:value-type="float" office:value="0" table:formula="of:=SUM([.Y47:.AD47])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formula="of:=LOOKUP(2;1/([.AG$5:.AG47]&lt;&gt;&quot;&quot;);[.AG$5:.AG47])" table:style-name="ce3">
            <text:p>5</text:p>
          </table:table-cell>
          <table:table-cell office:value-type="float" office:value="1" table:formula="of:=COUNTIF([.AH$5:.AH47];[.AH47])" table:style-name="ce3">
            <text:p>1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11">
          <table:table-cell table:style-name="ce2"/>
          <table:table-cell table:style-name="ce41"/>
          <table:table-cell office:value-type="string" office:string-value="5.2)" table:formula="of:=[.AH48]+[.AI48]/10&amp;&quot;)&quot;" table:style-name="ce42">
            <text:p>5.2)</text:p>
          </table:table-cell>
          <table:table-cell office:value-type="string" table:number-columns-spanned="4" table:number-rows-spanned="1" table:style-name="ce82">
            <text:p>Access to mutual aid offer (primary and community health support)</text:p>
          </table:table-cell>
          <table:covered-table-cell table:number-columns-repeated="3"/>
          <table:table-cell table:style-name="ce38"/>
          <table:table-cell table:content-validation-name="val3" table:style-name="ce90"/>
          <table:table-cell office:value-type="string" office:string-value="*" table:formula="of:=IF([.Y48]=0;&quot;*&quot;;&quot;&quot;)" table:style-name="ce44">
            <text:p>*</text:p>
          </table:table-cell>
          <table:table-cell table:style-name="ce38"/>
          <table:table-cell office:value-type="string" table:content-validation-name="val1" table:style-name="ce89">
            <text:p>&lt;Please select&gt;</text:p>
          </table:table-cell>
          <table:table-cell office:value-type="string" office:string-value="*" table:formula="of:=IF([.Z48]=0;&quot;*&quot;;&quot;&quot;)" table:style-name="ce44">
            <text:p>*</text:p>
          </table:table-cell>
          <table:table-cell table:style-name="ce38"/>
          <table:table-cell table:number-columns-spanned="4" table:number-rows-spanned="1" table:style-name="ce93"/>
          <table:covered-table-cell table:number-columns-repeated="3"/>
          <table:table-cell office:value-type="string" office:string-value="" table:formula="of:=IF([.L48]=[.Z$68];IF([.O48]=&quot;&quot;;&quot;*&quot;;&quot;&quot;);&quot;&quot;)" table:style-name="ce44"/>
          <table:table-cell table:style-name="ce46"/>
          <table:table-cell table:style-name="ce47"/>
          <table:table-cell table:style-name="ce46"/>
          <table:table-cell table:style-name="ce16"/>
          <table:table-cell table:style-name="ce2"/>
          <table:table-cell office:value-type="float" office:value="0" table:formula="of:=IF([.I48]=&quot;&quot;;0;&#10;IF([.I48]&gt;=0;IF([.I48]=ROUND([.I48];0);1;0);&#10;0))" table:style-name="ce3">
            <text:p>0</text:p>
          </table:table-cell>
          <table:table-cell office:value-type="float" office:value="0" table:formula="of:=IF(OR([.L48]=&quot;&quot;;[.L48]=[.Z$67]);0;1)" table:style-name="ce3">
            <text:p>0</text:p>
          </table:table-cell>
          <table:table-cell office:value-type="float" office:value="0" table:formula="of:=IF([.Z48]=0;0;&#10;IF([.L48]=[.Z$68];IF([.O48]=&quot;&quot;;0;1);1))" table:style-name="ce3">
            <text:p>0</text:p>
          </table:table-cell>
          <table:table-cell table:number-columns-repeated="3" table:style-name="ce3"/>
          <table:table-cell office:value-type="float" office:value="3" table:formula="of:=COUNTA([.Y48:.AD48])" table:style-name="ce3">
            <text:p>3</text:p>
          </table:table-cell>
          <table:table-cell office:value-type="float" office:value="0" table:formula="of:=SUM([.Y48:.AD48])" table:style-name="ce3">
            <text:p>0</text:p>
          </table:table-cell>
          <table:table-cell table:style-name="ce3"/>
          <table:table-cell office:value-type="float" office:value="5" table:formula="of:=LOOKUP(2;1/([.AG$5:.AG48]&lt;&gt;&quot;&quot;);[.AG$5:.AG48])" table:style-name="ce3">
            <text:p>5</text:p>
          </table:table-cell>
          <table:table-cell office:value-type="float" office:value="2" table:formula="of:=COUNTIF([.AH$5:.AH48];[.AH48])" table:style-name="ce3">
            <text:p>2</text:p>
          </table:table-cell>
          <table:table-cell table:style-name="ce3"/>
          <table:table-cell table:style-name="ce2"/>
          <table:table-cell table:number-columns-repeated="16347" table:style-name="ce1"/>
        </table:table-row>
        <table:table-row table:style-name="ro7">
          <table:table-cell table:style-name="ce2"/>
          <table:table-cell table:style-name="ce29"/>
          <table:table-cell table:number-columns-repeated="20" table:style-name="ce38"/>
          <table:table-cell table:style-name="ce16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2">
          <table:table-cell table:style-name="ce48"/>
          <table:table-cell table:style-name="ce49"/>
          <table:table-cell office:value-type="string" office:string-value="" table:formula="of:=IF([.AJ50]=1;&quot;Section complete&quot;;&quot;&quot;)" table:style-name="ce94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6"/>
          <table:table-cell table:style-name="ce96"/>
          <table:table-cell table:style-name="ce96"/>
          <table:table-cell table:style-name="ce96"/>
          <table:table-cell table:style-name="ce54"/>
          <table:table-cell table:style-name="ce48"/>
          <table:table-cell table:number-columns-repeated="11" table:style-name="ce55"/>
          <table:table-cell office:value-type="float" office:value="0" table:formula="of:=IF(INDEX([.$AA$57:.$AA$64];MATCH([.AG47];[.$Y$57:.$Y$64];0))=INDEX([.$Z$57:.$Z$64];MATCH([.AG47];[.$Y$57:.$Y$64];0));1;0)" table:style-name="ce55">
            <text:p>0</text:p>
          </table:table-cell>
          <table:table-cell table:number-columns-repeated="16348" table:style-name="ce48"/>
        </table:table-row>
        <table:table-row table:style-name="ro5">
          <table:table-cell table:style-name="ce2"/>
          <table:table-cell table:style-name="ce56"/>
          <table:table-cell table:number-columns-repeated="20" table:style-name="ce22"/>
          <table:table-cell table:style-name="ce57"/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2" table:style-name="ce2"/>
          <table:table-cell office:value-type="string" table:style-name="ce58">
            <text:p>Version 0.5</text:p>
          </table:table-cell>
          <table:table-cell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4" table:style-name="ce2"/>
          <table:table-cell office:value-type="string" table:number-columns-spanned="1" table:number-rows-spanned="2" table:style-name="ce83">
            <text:p>Checklist</text:p>
          </table:table-cell>
          <table:table-cell table:number-columns-repeated="7" table:style-name="ce2"/>
          <table:table-cell table:number-columns-repeated="2" table:style-name="ce7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4" table:visibility="collapse">
          <table:table-cell table:number-columns-repeated="13" table:style-name="ce2"/>
          <table:table-cell table:style-name="ce59"/>
          <table:covered-table-cell/>
          <table:table-cell table:number-columns-repeated="3" table:style-name="ce60"/>
          <table:table-cell table:style-name="ce61"/>
          <table:table-cell table:number-columns-repeated="3" table:style-name="ce2"/>
          <table:table-cell table:number-columns-repeated="2" table:style-name="ce7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style-name="ce62"/>
          <table:table-cell table:number-columns-repeated="3" table:style-name="ce48"/>
          <table:table-cell office:value-type="string" table:style-name="ce63">
            <text:p>Complete</text:p>
          </table:table-cell>
          <table:table-cell table:style-name="ce64"/>
          <table:table-cell table:number-columns-repeated="3" table:style-name="ce2"/>
          <table:table-cell table:number-columns-repeated="2" table:style-name="ce7"/>
          <table:table-cell office:value-type="string" table:style-name="ce3">
            <text:p>Focus #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omplete</text:p>
          </table:table-cell>
          <table:table-cell table:number-columns-repeated="9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style-name="ce62"/>
          <table:table-cell office:value-type="string" table:style-name="ce65">
            <text:p>Local Authority information</text:p>
          </table:table-cell>
          <table:table-cell table:number-columns-repeated="2" table:style-name="ce48"/>
          <table:table-cell office:value-type="string" office:string-value="0 / 4" table:formula="of:=IF([.AA57]=[.Z57];&quot;Yes&quot;;[.AA57]&amp;&quot; /&quot;&amp;REPT(&quot; &quot;;2-LEN([.Z57]))&amp;[.Z57])" table:style-name="ce99">
            <text:p>0 / 4</text:p>
          </table:table-cell>
          <table:table-cell table:style-name="ce64"/>
          <table:table-cell table:style-name="ce2"/>
          <table:table-cell office:value-type="string" table:style-name="ce67">
            <text:p><text:a xlink:href="#'CH Support_Imp Stat'.E5">&gt;&gt; Go to section</text:a></text:p>
          </table:table-cell>
          <table:table-cell table:style-name="ce2"/>
          <table:table-cell table:number-columns-repeated="2" table:style-name="ce7"/>
          <table:table-cell office:value-type="float" office:value="0" table:style-name="ce3">
            <text:p>0</text:p>
          </table:table-cell>
          <table:table-cell office:value-type="float" office:value="4" table:formula="of:=SUMIF([.$AH$5:.$AH$51];[.$Y57];[.AE$5:.AE$51])" table:style-name="ce3">
            <text:p>4</text:p>
          </table:table-cell>
          <table:table-cell office:value-type="float" office:value="0" table:formula="of:=SUMIF([.$AH$5:.$AH$51];[.$Y57];[.AF$5:.AF$51])" table:style-name="ce3">
            <text:p>0</text:p>
          </table:table-cell>
          <table:table-cell table:number-columns-repeated="9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style-name="ce62"/>
          <table:table-cell office:value-type="string" table:style-name="ce65">
            <text:p>Key COVID19 Care Provision Resilience Actions</text:p>
          </table:table-cell>
          <table:table-cell table:number-columns-repeated="2" table:style-name="ce48"/>
          <table:table-cell table:style-name="ce68"/>
          <table:table-cell table:style-name="ce64"/>
          <table:table-cell table:number-columns-repeated="3" table:style-name="ce2"/>
          <table:table-cell table:number-columns-repeated="2" table:style-name="ce7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style-name="ce62"/>
          <table:table-cell office:value-type="string" table:style-name="ce69">
            <text:p>Focus 1: Infection prevention and control measures</text:p>
          </table:table-cell>
          <table:table-cell table:number-columns-repeated="2" table:style-name="ce48"/>
          <table:table-cell office:value-type="string" office:string-value="0 / 9" table:formula="of:=IF([.AA59]=[.Z59];&quot;Yes&quot;;[.AA59]&amp;&quot; /&quot;&amp;REPT(&quot; &quot;;2-LEN([.Z59]))&amp;[.Z59])" table:style-name="ce99">
            <text:p>0 / 9</text:p>
          </table:table-cell>
          <table:table-cell table:style-name="ce64"/>
          <table:table-cell table:style-name="ce2"/>
          <table:table-cell office:value-type="string" table:style-name="ce67">
            <text:p><text:a xlink:href="#'CH Support_Imp Stat'.I19">&gt;&gt; Go to section</text:a></text:p>
          </table:table-cell>
          <table:table-cell table:style-name="ce2"/>
          <table:table-cell table:number-columns-repeated="2" table:style-name="ce7"/>
          <table:table-cell office:value-type="float" office:value="1" table:style-name="ce3">
            <text:p>1</text:p>
          </table:table-cell>
          <table:table-cell office:value-type="float" office:value="9" table:formula="of:=SUMIF([.$AH$5:.$AH$51];[.$Y59];[.AE$5:.AE$51])" table:style-name="ce3">
            <text:p>9</text:p>
          </table:table-cell>
          <table:table-cell office:value-type="float" office:value="0" table:formula="of:=SUMIF([.$AH$5:.$AH$51];[.$Y59];[.AF$5:.AF$51])" table:style-name="ce3">
            <text:p>0</text:p>
          </table:table-cell>
          <table:table-cell table:number-columns-repeated="9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style-name="ce62"/>
          <table:table-cell office:value-type="string" table:style-name="ce69">
            <text:p>Focus 2: Testing</text:p>
          </table:table-cell>
          <table:table-cell table:number-columns-repeated="2" table:style-name="ce48"/>
          <table:table-cell office:value-type="string" office:string-value="0 / 9" table:formula="of:=IF([.AA60]=[.Z60];&quot;Yes&quot;;[.AA60]&amp;&quot; /&quot;&amp;REPT(&quot; &quot;;2-LEN([.Z60]))&amp;[.Z60])" table:style-name="ce99">
            <text:p>0 / 9</text:p>
          </table:table-cell>
          <table:table-cell table:style-name="ce64"/>
          <table:table-cell table:style-name="ce2"/>
          <table:table-cell office:value-type="string" table:style-name="ce67">
            <text:p><text:a xlink:href="#'CH Support_Imp Stat'.I26">&gt;&gt; Go to section</text:a></text:p>
          </table:table-cell>
          <table:table-cell table:style-name="ce2"/>
          <table:table-cell table:number-columns-repeated="2" table:style-name="ce7"/>
          <table:table-cell office:value-type="float" office:value="2" table:style-name="ce3">
            <text:p>2</text:p>
          </table:table-cell>
          <table:table-cell office:value-type="float" office:value="9" table:formula="of:=SUMIF([.$AH$5:.$AH$51];[.$Y60];[.AE$5:.AE$51])" table:style-name="ce3">
            <text:p>9</text:p>
          </table:table-cell>
          <table:table-cell office:value-type="float" office:value="0" table:formula="of:=SUMIF([.$AH$5:.$AH$51];[.$Y60];[.AF$5:.AF$51])" table:style-name="ce3">
            <text:p>0</text:p>
          </table:table-cell>
          <table:table-cell table:number-columns-repeated="9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style-name="ce62"/>
          <table:table-cell office:value-type="string" table:style-name="ce69">
            <text:p>Focus 3: PPE and Equipment supply</text:p>
          </table:table-cell>
          <table:table-cell table:number-columns-repeated="2" table:style-name="ce48"/>
          <table:table-cell office:value-type="string" office:string-value="0 / 6" table:formula="of:=IF([.AA61]=[.Z61];&quot;Yes&quot;;[.AA61]&amp;&quot; /&quot;&amp;REPT(&quot; &quot;;2-LEN([.Z61]))&amp;[.Z61])" table:style-name="ce99">
            <text:p>0 / 6</text:p>
          </table:table-cell>
          <table:table-cell table:style-name="ce64"/>
          <table:table-cell table:style-name="ce2"/>
          <table:table-cell office:value-type="string" table:style-name="ce67">
            <text:p><text:a xlink:href="#'CH Support_Imp Stat'.I32">&gt;&gt; Go to section</text:a></text:p>
          </table:table-cell>
          <table:table-cell table:style-name="ce2"/>
          <table:table-cell table:number-columns-repeated="2" table:style-name="ce7"/>
          <table:table-cell office:value-type="float" office:value="3" table:style-name="ce3">
            <text:p>3</text:p>
          </table:table-cell>
          <table:table-cell office:value-type="float" office:value="6" table:formula="of:=SUMIF([.$AH$5:.$AH$51];[.$Y61];[.AE$5:.AE$51])" table:style-name="ce3">
            <text:p>6</text:p>
          </table:table-cell>
          <table:table-cell office:value-type="float" office:value="0" table:formula="of:=SUMIF([.$AH$5:.$AH$51];[.$Y61];[.AF$5:.AF$51])" table:style-name="ce3">
            <text:p>0</text:p>
          </table:table-cell>
          <table:table-cell table:number-columns-repeated="9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style-name="ce62"/>
          <table:table-cell office:value-type="string" table:style-name="ce69">
            <text:p>Focus 4: Workforce support</text:p>
          </table:table-cell>
          <table:table-cell table:number-columns-repeated="2" table:style-name="ce48"/>
          <table:table-cell office:value-type="string" office:string-value="0 / 9" table:formula="of:=IF([.AA62]=[.Z62];&quot;Yes&quot;;[.AA62]&amp;&quot; /&quot;&amp;REPT(&quot; &quot;;2-LEN([.Z62]))&amp;[.Z62])" table:style-name="ce99">
            <text:p>0 / 9</text:p>
          </table:table-cell>
          <table:table-cell table:style-name="ce64"/>
          <table:table-cell table:style-name="ce2"/>
          <table:table-cell office:value-type="string" table:style-name="ce67">
            <text:p><text:a xlink:href="#'CH Support_Imp Stat'.I38">&gt;&gt; Go to section</text:a></text:p>
          </table:table-cell>
          <table:table-cell table:style-name="ce2"/>
          <table:table-cell table:number-columns-repeated="2" table:style-name="ce7"/>
          <table:table-cell office:value-type="float" office:value="4" table:style-name="ce3">
            <text:p>4</text:p>
          </table:table-cell>
          <table:table-cell office:value-type="float" office:value="9" table:formula="of:=SUMIF([.$AH$5:.$AH$51];[.$Y62];[.AE$5:.AE$51])" table:style-name="ce3">
            <text:p>9</text:p>
          </table:table-cell>
          <table:table-cell office:value-type="float" office:value="0" table:formula="of:=SUMIF([.$AH$5:.$AH$51];[.$Y62];[.AF$5:.AF$51])" table:style-name="ce3">
            <text:p>0</text:p>
          </table:table-cell>
          <table:table-cell table:number-columns-repeated="9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style-name="ce62"/>
          <table:table-cell office:value-type="string" table:style-name="ce69">
            <text:p>Focus 5: Clinical support</text:p>
          </table:table-cell>
          <table:table-cell table:number-columns-repeated="2" table:style-name="ce48"/>
          <table:table-cell office:value-type="string" office:string-value="0 / 6" table:formula="of:=IF([.AA63]=[.Z63];&quot;Yes&quot;;[.AA63]&amp;&quot; /&quot;&amp;REPT(&quot; &quot;;2-LEN([.Z63]))&amp;[.Z63])" table:style-name="ce99">
            <text:p>0 / 6</text:p>
          </table:table-cell>
          <table:table-cell table:style-name="ce64"/>
          <table:table-cell table:style-name="ce2"/>
          <table:table-cell office:value-type="string" table:style-name="ce67">
            <text:p><text:a xlink:href="#'CH Support_Imp Stat'.I47">&gt;&gt; Go to section</text:a></text:p>
          </table:table-cell>
          <table:table-cell table:style-name="ce2"/>
          <table:table-cell table:number-columns-repeated="2" table:style-name="ce7"/>
          <table:table-cell office:value-type="float" office:value="5" table:style-name="ce3">
            <text:p>5</text:p>
          </table:table-cell>
          <table:table-cell office:value-type="float" office:value="6" table:formula="of:=SUMIF([.$AH$5:.$AH$51];[.$Y63];[.AE$5:.AE$51])" table:style-name="ce3">
            <text:p>6</text:p>
          </table:table-cell>
          <table:table-cell office:value-type="float" office:value="0" table:formula="of:=SUMIF([.$AH$5:.$AH$51];[.$Y63];[.AF$5:.AF$51])" table:style-name="ce3">
            <text:p>0</text:p>
          </table:table-cell>
          <table:table-cell table:number-columns-repeated="9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style-name="ce70"/>
          <table:table-cell table:number-columns-repeated="4" table:style-name="ce71"/>
          <table:table-cell table:style-name="ce72"/>
          <table:table-cell table:number-columns-repeated="3" table:style-name="ce2"/>
          <table:table-cell table:number-columns-repeated="2" table:style-name="ce7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4" table:visibility="collapse">
          <table:table-cell table:number-columns-repeated="13" table:style-name="ce2"/>
          <table:table-cell table:number-columns-repeated="11" table:style-name="ce7"/>
          <table:table-cell table:style-name="ce3"/>
          <table:table-cell office:value-type="float" office:value="43" table:formula="of:=SUM([.Z57:.Z64])" table:style-name="ce3">
            <text:p>43</text:p>
          </table:table-cell>
          <table:table-cell office:value-type="float" office:value="0" table:formula="of:=SUM([.AA57:.AA64])" table:style-name="ce3">
            <text:p>0</text:p>
          </table:table-cell>
          <table:table-cell table:number-columns-repeated="9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12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office:value-type="string" table:style-name="ce3">
            <text:p>&lt;Please select&gt;</text:p>
          </table:table-cell>
          <table:table-cell office:value-type="string" table:style-name="ce3">
            <text:p>&lt;Please select&gt;</text:p>
          </table:table-cell>
          <table:table-cell table:style-name="ce3"/>
          <table:table-cell office:value-type="string" table:style-name="ce3">
            <text:p>&lt;Please select&gt;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office:value-type="string" table:style-name="ce3">
            <text:p>High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E09000002</text:p>
          </table:table-cell>
          <table:table-cell office:value-type="string" table:style-name="ce3">
            <text:p>Barking and Dagen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office:value-type="string" table:style-name="ce3">
            <text:p>Mediu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09000003</text:p>
          </table:table-cell>
          <table:table-cell office:value-type="string" table:style-name="ce3">
            <text:p>Barne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office:value-type="string" table:style-name="ce3">
            <text:p>Low</text:p>
          </table:table-cell>
          <table:table-cell table:style-name="ce3"/>
          <table:table-cell office:value-type="string" table:style-name="ce3">
            <text:p>E08000016</text:p>
          </table:table-cell>
          <table:table-cell office:value-type="string" table:style-name="ce3">
            <text:p>Barnsle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22</text:p>
          </table:table-cell>
          <table:table-cell office:value-type="string" table:style-name="ce3">
            <text:p>Bath and North East Somerse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5</text:p>
          </table:table-cell>
          <table:table-cell office:value-type="string" table:style-name="ce3">
            <text:p>Bedfor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04</text:p>
          </table:table-cell>
          <table:table-cell office:value-type="string" table:style-name="ce3">
            <text:p>Bexle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25</text:p>
          </table:table-cell>
          <table:table-cell office:value-type="string" table:style-name="ce3">
            <text:p>Birming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08</text:p>
          </table:table-cell>
          <table:table-cell office:value-type="string" table:style-name="ce3">
            <text:p>Blackburn with Darwe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09</text:p>
          </table:table-cell>
          <table:table-cell office:value-type="string" table:style-name="ce3">
            <text:p>Blackpool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01</text:p>
          </table:table-cell>
          <table:table-cell office:value-type="string" table:style-name="ce3">
            <text:p>Bol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8</text:p>
          </table:table-cell>
          <table:table-cell office:value-type="string" table:style-name="ce3">
            <text:p>Bournemouth, Christchurch and Pool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6</text:p>
          </table:table-cell>
          <table:table-cell office:value-type="string" table:style-name="ce3">
            <text:p>Bracknell Fores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32</text:p>
          </table:table-cell>
          <table:table-cell office:value-type="string" table:style-name="ce3">
            <text:p>Bradfor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05</text:p>
          </table:table-cell>
          <table:table-cell office:value-type="string" table:style-name="ce3">
            <text:p>Bren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43</text:p>
          </table:table-cell>
          <table:table-cell office:value-type="string" table:style-name="ce3">
            <text:p>Brighton and Hov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23</text:p>
          </table:table-cell>
          <table:table-cell office:value-type="string" table:style-name="ce3">
            <text:p>Bristol, City of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06</text:p>
          </table:table-cell>
          <table:table-cell office:value-type="string" table:style-name="ce3">
            <text:p>Bromle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60</text:p>
          </table:table-cell>
          <table:table-cell office:value-type="string" table:style-name="ce3">
            <text:p>Buckingham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02</text:p>
          </table:table-cell>
          <table:table-cell office:value-type="string" table:style-name="ce3">
            <text:p>Bur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33</text:p>
          </table:table-cell>
          <table:table-cell office:value-type="string" table:style-name="ce3">
            <text:p>Calderdal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03</text:p>
          </table:table-cell>
          <table:table-cell office:value-type="string" table:style-name="ce3">
            <text:p>Cambridge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07</text:p>
          </table:table-cell>
          <table:table-cell office:value-type="string" table:style-name="ce3">
            <text:p>Camde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6</text:p>
          </table:table-cell>
          <table:table-cell office:value-type="string" table:style-name="ce3">
            <text:p>Central Bedford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49</text:p>
          </table:table-cell>
          <table:table-cell office:value-type="string" table:style-name="ce3">
            <text:p>Cheshire Eas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0</text:p>
          </table:table-cell>
          <table:table-cell office:value-type="string" table:style-name="ce3">
            <text:p>Cheshire West and Chester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01</text:p>
          </table:table-cell>
          <table:table-cell office:value-type="string" table:style-name="ce3">
            <text:p>City of Lond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2</text:p>
          </table:table-cell>
          <table:table-cell office:value-type="string" table:style-name="ce3">
            <text:p>Cornwall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47</text:p>
          </table:table-cell>
          <table:table-cell office:value-type="string" table:style-name="ce3">
            <text:p>County Dur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26</text:p>
          </table:table-cell>
          <table:table-cell office:value-type="string" table:style-name="ce3">
            <text:p>Coventr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08</text:p>
          </table:table-cell>
          <table:table-cell office:value-type="string" table:style-name="ce3">
            <text:p>Croyd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06</text:p>
          </table:table-cell>
          <table:table-cell office:value-type="string" table:style-name="ce3">
            <text:p>Cumbria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05</text:p>
          </table:table-cell>
          <table:table-cell office:value-type="string" table:style-name="ce3">
            <text:p>Darling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5</text:p>
          </table:table-cell>
          <table:table-cell office:value-type="string" table:style-name="ce3">
            <text:p>Derb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07</text:p>
          </table:table-cell>
          <table:table-cell office:value-type="string" table:style-name="ce3">
            <text:p>Derby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08</text:p>
          </table:table-cell>
          <table:table-cell office:value-type="string" table:style-name="ce3">
            <text:p>Dev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17</text:p>
          </table:table-cell>
          <table:table-cell office:value-type="string" table:style-name="ce3">
            <text:p>Doncaster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9</text:p>
          </table:table-cell>
          <table:table-cell office:value-type="string" table:style-name="ce3">
            <text:p>Dorse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27</text:p>
          </table:table-cell>
          <table:table-cell office:value-type="string" table:style-name="ce3">
            <text:p>Dudle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09</text:p>
          </table:table-cell>
          <table:table-cell office:value-type="string" table:style-name="ce3">
            <text:p>Ealing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1</text:p>
          </table:table-cell>
          <table:table-cell office:value-type="string" table:style-name="ce3">
            <text:p>East Riding of York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11</text:p>
          </table:table-cell>
          <table:table-cell office:value-type="string" table:style-name="ce3">
            <text:p>East Sussex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0</text:p>
          </table:table-cell>
          <table:table-cell office:value-type="string" table:style-name="ce3">
            <text:p>Enfiel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12</text:p>
          </table:table-cell>
          <table:table-cell office:value-type="string" table:style-name="ce3">
            <text:p>Essex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37</text:p>
          </table:table-cell>
          <table:table-cell office:value-type="string" table:style-name="ce3">
            <text:p>Gateshea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13</text:p>
          </table:table-cell>
          <table:table-cell office:value-type="string" table:style-name="ce3">
            <text:p>Gloucester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1</text:p>
          </table:table-cell>
          <table:table-cell office:value-type="string" table:style-name="ce3">
            <text:p>Greenwich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2</text:p>
          </table:table-cell>
          <table:table-cell office:value-type="string" table:style-name="ce3">
            <text:p>Hackne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06</text:p>
          </table:table-cell>
          <table:table-cell office:value-type="string" table:style-name="ce3">
            <text:p>Hal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3</text:p>
          </table:table-cell>
          <table:table-cell office:value-type="string" table:style-name="ce3">
            <text:p>Hammersmith and Ful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14</text:p>
          </table:table-cell>
          <table:table-cell office:value-type="string" table:style-name="ce3">
            <text:p>Hamp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4</text:p>
          </table:table-cell>
          <table:table-cell office:value-type="string" table:style-name="ce3">
            <text:p>Haringe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5</text:p>
          </table:table-cell>
          <table:table-cell office:value-type="string" table:style-name="ce3">
            <text:p>Harrow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01</text:p>
          </table:table-cell>
          <table:table-cell office:value-type="string" table:style-name="ce3">
            <text:p>Hartlepool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6</text:p>
          </table:table-cell>
          <table:table-cell office:value-type="string" table:style-name="ce3">
            <text:p>Havering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9</text:p>
          </table:table-cell>
          <table:table-cell office:value-type="string" table:style-name="ce3">
            <text:p>Herefordshire, County of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15</text:p>
          </table:table-cell>
          <table:table-cell office:value-type="string" table:style-name="ce3">
            <text:p>Hertford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7</text:p>
          </table:table-cell>
          <table:table-cell office:value-type="string" table:style-name="ce3">
            <text:p>Hillingd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8</text:p>
          </table:table-cell>
          <table:table-cell office:value-type="string" table:style-name="ce3">
            <text:p>Hounslow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46</text:p>
          </table:table-cell>
          <table:table-cell office:value-type="string" table:style-name="ce3">
            <text:p>Isle of Wigh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3</text:p>
          </table:table-cell>
          <table:table-cell office:value-type="string" table:style-name="ce3">
            <text:p>Isles of Scill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19</text:p>
          </table:table-cell>
          <table:table-cell office:value-type="string" table:style-name="ce3">
            <text:p>Isling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0</text:p>
          </table:table-cell>
          <table:table-cell office:value-type="string" table:style-name="ce3">
            <text:p>Kensington and Chelsea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16</text:p>
          </table:table-cell>
          <table:table-cell office:value-type="string" table:style-name="ce3">
            <text:p>Ken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0</text:p>
          </table:table-cell>
          <table:table-cell office:value-type="string" table:style-name="ce3">
            <text:p>Kingston upon Hull, City of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1</text:p>
          </table:table-cell>
          <table:table-cell office:value-type="string" table:style-name="ce3">
            <text:p>Kingston upon Thames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34</text:p>
          </table:table-cell>
          <table:table-cell office:value-type="string" table:style-name="ce3">
            <text:p>Kirklees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11</text:p>
          </table:table-cell>
          <table:table-cell office:value-type="string" table:style-name="ce3">
            <text:p>Knowsle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2</text:p>
          </table:table-cell>
          <table:table-cell office:value-type="string" table:style-name="ce3">
            <text:p>Lambeth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17</text:p>
          </table:table-cell>
          <table:table-cell office:value-type="string" table:style-name="ce3">
            <text:p>Lanca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35</text:p>
          </table:table-cell>
          <table:table-cell office:value-type="string" table:style-name="ce3">
            <text:p>Leeds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6</text:p>
          </table:table-cell>
          <table:table-cell office:value-type="string" table:style-name="ce3">
            <text:p>Leicester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18</text:p>
          </table:table-cell>
          <table:table-cell office:value-type="string" table:style-name="ce3">
            <text:p>Leicester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3</text:p>
          </table:table-cell>
          <table:table-cell office:value-type="string" table:style-name="ce3">
            <text:p>Lewis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19</text:p>
          </table:table-cell>
          <table:table-cell office:value-type="string" table:style-name="ce3">
            <text:p>Lincoln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12</text:p>
          </table:table-cell>
          <table:table-cell office:value-type="string" table:style-name="ce3">
            <text:p>Liverpool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2</text:p>
          </table:table-cell>
          <table:table-cell office:value-type="string" table:style-name="ce3">
            <text:p>Lu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03</text:p>
          </table:table-cell>
          <table:table-cell office:value-type="string" table:style-name="ce3">
            <text:p>Manchester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5</text:p>
          </table:table-cell>
          <table:table-cell office:value-type="string" table:style-name="ce3">
            <text:p>Medwa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4</text:p>
          </table:table-cell>
          <table:table-cell office:value-type="string" table:style-name="ce3">
            <text:p>Mer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02</text:p>
          </table:table-cell>
          <table:table-cell office:value-type="string" table:style-name="ce3">
            <text:p>Middlesbrough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42</text:p>
          </table:table-cell>
          <table:table-cell office:value-type="string" table:style-name="ce3">
            <text:p>Milton Keynes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21</text:p>
          </table:table-cell>
          <table:table-cell office:value-type="string" table:style-name="ce3">
            <text:p>Newcastle upon Tyn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5</text:p>
          </table:table-cell>
          <table:table-cell office:value-type="string" table:style-name="ce3">
            <text:p>New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20</text:p>
          </table:table-cell>
          <table:table-cell office:value-type="string" table:style-name="ce3">
            <text:p>Norfolk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2</text:p>
          </table:table-cell>
          <table:table-cell office:value-type="string" table:style-name="ce3">
            <text:p>North East Lincoln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3</text:p>
          </table:table-cell>
          <table:table-cell office:value-type="string" table:style-name="ce3">
            <text:p>North Lincoln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24</text:p>
          </table:table-cell>
          <table:table-cell office:value-type="string" table:style-name="ce3">
            <text:p>North Somerse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22</text:p>
          </table:table-cell>
          <table:table-cell office:value-type="string" table:style-name="ce3">
            <text:p>North Tynesid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23</text:p>
          </table:table-cell>
          <table:table-cell office:value-type="string" table:style-name="ce3">
            <text:p>North York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21</text:p>
          </table:table-cell>
          <table:table-cell office:value-type="string" table:style-name="ce3">
            <text:p>Northampton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7</text:p>
          </table:table-cell>
          <table:table-cell office:value-type="string" table:style-name="ce3">
            <text:p>Northumberlan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8</text:p>
          </table:table-cell>
          <table:table-cell office:value-type="string" table:style-name="ce3">
            <text:p>Notting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24</text:p>
          </table:table-cell>
          <table:table-cell office:value-type="string" table:style-name="ce3">
            <text:p>Nottingham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04</text:p>
          </table:table-cell>
          <table:table-cell office:value-type="string" table:style-name="ce3">
            <text:p>Old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25</text:p>
          </table:table-cell>
          <table:table-cell office:value-type="string" table:style-name="ce3">
            <text:p>Oxford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1</text:p>
          </table:table-cell>
          <table:table-cell office:value-type="string" table:style-name="ce3">
            <text:p>Peterborough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26</text:p>
          </table:table-cell>
          <table:table-cell office:value-type="string" table:style-name="ce3">
            <text:p>Plymouth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44</text:p>
          </table:table-cell>
          <table:table-cell office:value-type="string" table:style-name="ce3">
            <text:p>Portsmouth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8</text:p>
          </table:table-cell>
          <table:table-cell office:value-type="string" table:style-name="ce3">
            <text:p>Reading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6</text:p>
          </table:table-cell>
          <table:table-cell office:value-type="string" table:style-name="ce3">
            <text:p>Redbridg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03</text:p>
          </table:table-cell>
          <table:table-cell office:value-type="string" table:style-name="ce3">
            <text:p>Redcar and Clevelan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7</text:p>
          </table:table-cell>
          <table:table-cell office:value-type="string" table:style-name="ce3">
            <text:p>Richmond upon Thames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05</text:p>
          </table:table-cell>
          <table:table-cell office:value-type="string" table:style-name="ce3">
            <text:p>Rochdal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18</text:p>
          </table:table-cell>
          <table:table-cell office:value-type="string" table:style-name="ce3">
            <text:p>Rother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7</text:p>
          </table:table-cell>
          <table:table-cell office:value-type="string" table:style-name="ce3">
            <text:p>Rutlan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06</text:p>
          </table:table-cell>
          <table:table-cell office:value-type="string" table:style-name="ce3">
            <text:p>Salfor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28</text:p>
          </table:table-cell>
          <table:table-cell office:value-type="string" table:style-name="ce3">
            <text:p>Sandwell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14</text:p>
          </table:table-cell>
          <table:table-cell office:value-type="string" table:style-name="ce3">
            <text:p>Sef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19</text:p>
          </table:table-cell>
          <table:table-cell office:value-type="string" table:style-name="ce3">
            <text:p>Sheffiel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1</text:p>
          </table:table-cell>
          <table:table-cell office:value-type="string" table:style-name="ce3">
            <text:p>Shrop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9</text:p>
          </table:table-cell>
          <table:table-cell office:value-type="string" table:style-name="ce3">
            <text:p>Slough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29</text:p>
          </table:table-cell>
          <table:table-cell office:value-type="string" table:style-name="ce3">
            <text:p>Solihull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27</text:p>
          </table:table-cell>
          <table:table-cell office:value-type="string" table:style-name="ce3">
            <text:p>Somerse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25</text:p>
          </table:table-cell>
          <table:table-cell office:value-type="string" table:style-name="ce3">
            <text:p>South Gloucester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23</text:p>
          </table:table-cell>
          <table:table-cell office:value-type="string" table:style-name="ce3">
            <text:p>South Tynesid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45</text:p>
          </table:table-cell>
          <table:table-cell office:value-type="string" table:style-name="ce3">
            <text:p>Southamp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3</text:p>
          </table:table-cell>
          <table:table-cell office:value-type="string" table:style-name="ce3">
            <text:p>Southend-on-Sea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8</text:p>
          </table:table-cell>
          <table:table-cell office:value-type="string" table:style-name="ce3">
            <text:p>Southwark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13</text:p>
          </table:table-cell>
          <table:table-cell office:value-type="string" table:style-name="ce3">
            <text:p>St. Helens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28</text:p>
          </table:table-cell>
          <table:table-cell office:value-type="string" table:style-name="ce3">
            <text:p>Stafford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07</text:p>
          </table:table-cell>
          <table:table-cell office:value-type="string" table:style-name="ce3">
            <text:p>Stockpor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04</text:p>
          </table:table-cell>
          <table:table-cell office:value-type="string" table:style-name="ce3">
            <text:p>Stockton-on-Tees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21</text:p>
          </table:table-cell>
          <table:table-cell office:value-type="string" table:style-name="ce3">
            <text:p>Stoke-on-Tren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29</text:p>
          </table:table-cell>
          <table:table-cell office:value-type="string" table:style-name="ce3">
            <text:p>Suffolk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24</text:p>
          </table:table-cell>
          <table:table-cell office:value-type="string" table:style-name="ce3">
            <text:p>Sunderlan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30</text:p>
          </table:table-cell>
          <table:table-cell office:value-type="string" table:style-name="ce3">
            <text:p>Surre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29</text:p>
          </table:table-cell>
          <table:table-cell office:value-type="string" table:style-name="ce3">
            <text:p>Sut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0</text:p>
          </table:table-cell>
          <table:table-cell office:value-type="string" table:style-name="ce3">
            <text:p>Swind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08</text:p>
          </table:table-cell>
          <table:table-cell office:value-type="string" table:style-name="ce3">
            <text:p>Tamesid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20</text:p>
          </table:table-cell>
          <table:table-cell office:value-type="string" table:style-name="ce3">
            <text:p>Telford and Wreki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4</text:p>
          </table:table-cell>
          <table:table-cell office:value-type="string" table:style-name="ce3">
            <text:p>Thurrock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27</text:p>
          </table:table-cell>
          <table:table-cell office:value-type="string" table:style-name="ce3">
            <text:p>Torbay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30</text:p>
          </table:table-cell>
          <table:table-cell office:value-type="string" table:style-name="ce3">
            <text:p>Tower Hamlets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09</text:p>
          </table:table-cell>
          <table:table-cell office:value-type="string" table:style-name="ce3">
            <text:p>Traffor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36</text:p>
          </table:table-cell>
          <table:table-cell office:value-type="string" table:style-name="ce3">
            <text:p>Wakefiel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30</text:p>
          </table:table-cell>
          <table:table-cell office:value-type="string" table:style-name="ce3">
            <text:p>Walsall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31</text:p>
          </table:table-cell>
          <table:table-cell office:value-type="string" table:style-name="ce3">
            <text:p>Waltham Forest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32</text:p>
          </table:table-cell>
          <table:table-cell office:value-type="string" table:style-name="ce3">
            <text:p>Wandsworth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07</text:p>
          </table:table-cell>
          <table:table-cell office:value-type="string" table:style-name="ce3">
            <text:p>Warring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31</text:p>
          </table:table-cell>
          <table:table-cell office:value-type="string" table:style-name="ce3">
            <text:p>Warwick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37</text:p>
          </table:table-cell>
          <table:table-cell office:value-type="string" table:style-name="ce3">
            <text:p>West Berk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32</text:p>
          </table:table-cell>
          <table:table-cell office:value-type="string" table:style-name="ce3">
            <text:p>West Sussex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9000033</text:p>
          </table:table-cell>
          <table:table-cell office:value-type="string" table:style-name="ce3">
            <text:p>Westminster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10</text:p>
          </table:table-cell>
          <table:table-cell office:value-type="string" table:style-name="ce3">
            <text:p>Wiga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54</text:p>
          </table:table-cell>
          <table:table-cell office:value-type="string" table:style-name="ce3">
            <text:p>Wilt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40</text:p>
          </table:table-cell>
          <table:table-cell office:value-type="string" table:style-name="ce3">
            <text:p>Windsor and Maidenhead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15</text:p>
          </table:table-cell>
          <table:table-cell office:value-type="string" table:style-name="ce3">
            <text:p>Wirral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41</text:p>
          </table:table-cell>
          <table:table-cell office:value-type="string" table:style-name="ce3">
            <text:p>Wokingham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8000031</text:p>
          </table:table-cell>
          <table:table-cell office:value-type="string" table:style-name="ce3">
            <text:p>Wolverhampton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10000034</text:p>
          </table:table-cell>
          <table:table-cell office:value-type="string" table:style-name="ce3">
            <text:p>Worcestershire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style-name="ro13" table:visibility="collapse">
          <table:table-cell table:number-columns-repeated="24" table:style-name="ce2"/>
          <table:table-cell table:number-columns-repeated="2" table:style-name="ce3"/>
          <table:table-cell office:value-type="string" table:style-name="ce3">
            <text:p>E06000014</text:p>
          </table:table-cell>
          <table:table-cell office:value-type="string" table:style-name="ce3">
            <text:p>York</text:p>
          </table:table-cell>
          <table:table-cell table:number-columns-repeated="8" table:style-name="ce3"/>
          <table:table-cell table:style-name="ce2"/>
          <table:table-cell table:number-columns-repeated="16347" table:style-name="ce1"/>
        </table:table-row>
        <table:table-row table:number-rows-repeated="3" table:style-name="ro13" table:visibility="collapse">
          <table:table-cell table:number-columns-repeated="37" table:style-name="ce2"/>
          <table:table-cell table:number-columns-repeated="16347" table:style-name="ce1"/>
        </table:table-row>
        <table:table-row table:number-rows-repeated="1048355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Console" svg:font-family="&quot;Lucida Console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f1" style:family="table-cell" style:data-style-name="N0">
      <style:table-cell-properties fo:background-color="#E2EFDA"/>
      <style:text-properties fo:color="#00B050"/>
    </style:style>
    <style:style style:name="cf10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11" style:family="table-cell" style:data-style-name="N0">
      <style:table-cell-properties fo:background-color="#00B050"/>
      <style:text-properties fo:color="#FFFFFF"/>
    </style:style>
    <style:style style:name="cf12" style:family="table-cell" style:data-style-name="N0">
      <style:table-cell-properties fo:background-color="#E2EFDA"/>
      <style:text-properties fo:color="#00B050"/>
    </style:style>
    <style:style style:name="cf13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14" style:family="table-cell" style:data-style-name="N0">
      <style:table-cell-properties fo:background-color="#00B050"/>
      <style:text-properties fo:color="#FFFFFF"/>
    </style:style>
    <style:style style:name="cf15" style:family="table-cell" style:data-style-name="N0">
      <style:table-cell-properties fo:background-color="#E2EFDA"/>
      <style:text-properties fo:color="#00B050"/>
    </style:style>
    <style:style style:name="cf16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17" style:family="table-cell" style:data-style-name="N0">
      <style:table-cell-properties fo:background-color="#00B050"/>
      <style:text-properties fo:color="#FFFFFF"/>
    </style:style>
    <style:style style:name="cf18" style:family="table-cell" style:data-style-name="N0">
      <style:table-cell-properties fo:background-color="#E2EFDA"/>
      <style:text-properties fo:color="#00B050"/>
    </style:style>
    <style:style style:name="cf19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2" style:family="table-cell" style:data-style-name="N0">
      <style:table-cell-properties fo:background-color="#FFFFAF"/>
    </style:style>
    <style:style style:name="cf20" style:family="table-cell" style:data-style-name="N0">
      <style:table-cell-properties fo:background-color="#00B050"/>
      <style:text-properties fo:color="#FFFFFF"/>
    </style:style>
    <style:style style:name="cf21" style:family="table-cell" style:data-style-name="N0">
      <style:table-cell-properties fo:background-color="#E2EFDA"/>
      <style:text-properties fo:color="#00B050"/>
    </style:style>
    <style:style style:name="cf22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23" style:family="table-cell" style:data-style-name="N0">
      <style:table-cell-properties fo:background-color="#00B050"/>
      <style:text-properties fo:color="#FFFFFF"/>
    </style:style>
    <style:style style:name="cf24" style:family="table-cell" style:data-style-name="N0">
      <style:table-cell-properties fo:background-color="#E2EFDA"/>
      <style:text-properties fo:color="#00B050"/>
    </style:style>
    <style:style style:name="cf25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26" style:family="table-cell" style:data-style-name="N0">
      <style:table-cell-properties fo:background-color="#00B050"/>
      <style:text-properties fo:color="#FFFFFF"/>
    </style:style>
    <style:style style:name="cf27" style:family="table-cell" style:data-style-name="N0">
      <style:table-cell-properties fo:background-color="#E2EFDA"/>
      <style:text-properties fo:color="#00B050"/>
    </style:style>
    <style:style style:name="cf28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29" style:family="table-cell" style:data-style-name="N0">
      <style:table-cell-properties fo:background-color="#00B050"/>
      <style:text-properties fo:color="#FFFFFF"/>
    </style:style>
    <style:style style:name="cf3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30" style:family="table-cell" style:data-style-name="N0">
      <style:table-cell-properties fo:background-color="#E2EFDA"/>
      <style:text-properties fo:color="#00B050"/>
    </style:style>
    <style:style style:name="cf31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4" style:family="table-cell" style:data-style-name="N0">
      <style:table-cell-properties fo:background-color="#00B050"/>
      <style:text-properties fo:color="#FFFFFF"/>
    </style:style>
    <style:style style:name="cf5" style:family="table-cell" style:data-style-name="N0">
      <style:table-cell-properties fo:background-color="#00B050"/>
      <style:text-properties fo:color="#FFFFFF"/>
    </style:style>
    <style:style style:name="cf6" style:family="table-cell" style:data-style-name="N0">
      <style:table-cell-properties fo:background-color="#E2EFDA"/>
      <style:text-properties fo:color="#00B050"/>
    </style:style>
    <style:style style:name="cf7" style:family="table-cell" style:data-style-name="N0">
      <style:table-cell-properties fo:border-top="thin solid #0070C0" fo:border-bottom="none" fo:border-left="none" fo:border-right="none" fo:background-color="#00B050"/>
      <style:text-properties fo:color="#FFFFFF"/>
    </style:style>
    <style:style style:name="cf8" style:family="table-cell" style:data-style-name="N0">
      <style:table-cell-properties fo:background-color="#00B050"/>
      <style:text-properties fo:color="#FFFFFF"/>
    </style:style>
    <style:style style:name="cf9" style:family="table-cell" style:data-style-name="N0">
      <style:table-cell-properties fo:background-color="#E2EFDA"/>
      <style:text-properties fo:color="#00B05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32" style:family="table-cell">
      <style:table-cell-properties fo:background-color="#00B050"/>
      <style:text-properties fo:color="#FFFFFF" style:font-family-generic="swiss"/>
    </style:style>
    <style:style style:name="cf33" style:family="table-cell">
      <style:table-cell-properties fo:background-color="#E2EFDA"/>
      <style:text-properties fo:color="#00B050" style:font-family-generic="swiss"/>
    </style:style>
    <style:style style:name="cf34" style:family="table-cell">
      <style:table-cell-properties fo:border-top="thin solid #0070C0" fo:background-color="#00B050"/>
      <style:text-properties fo:color="#FFFFFF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4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Cheung, Chun-Ho</meta:initial-creator>
    <dc:creator>Bradshaw, Abigail</dc:creator>
    <meta:creation-date>2020-05-05T13:30:13Z</meta:creation-date>
    <dc:date>2020-05-19T18:20:28Z</dc:date>
  </office:meta>
</office:document-meta>
</file>